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0.9209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0.6626in"/>
    </style:style>
    <style:style style:name="co8" style:family="table-column">
      <style:table-column-properties fo:break-before="auto" style:column-width="0.5937in"/>
    </style:style>
    <style:style style:name="co9" style:family="table-column">
      <style:table-column-properties fo:break-before="auto" style:column-width="0.9043in"/>
    </style:style>
    <style:style style:name="co10" style:family="table-column">
      <style:table-column-properties fo:break-before="auto" style:column-width="0.559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7598in"/>
    </style:style>
    <style:style style:name="co14" style:family="table-column">
      <style:table-column-properties fo:break-before="auto" style:column-width="0.6528in"/>
    </style:style>
    <style:style style:name="co15" style:family="table-column">
      <style:table-column-properties fo:break-before="auto" style:column-width="0.7209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0.6339in"/>
    </style:style>
    <style:style style:name="co18" style:family="table-column">
      <style:table-column-properties fo:break-before="auto" style:column-width="0.5945in"/>
    </style:style>
    <style:style style:name="co19" style:family="table-column">
      <style:table-column-properties fo:break-before="auto" style:column-width="0.5673in"/>
    </style:style>
    <style:style style:name="co20" style:family="table-column">
      <style:table-column-properties fo:break-before="auto" style:column-width="0.6472in"/>
    </style:style>
    <style:style style:name="co21" style:family="table-column">
      <style:table-column-properties fo:break-before="auto" style:column-width="0.4866in"/>
    </style:style>
    <style:style style:name="co22" style:family="table-column">
      <style:table-column-properties fo:break-before="auto" style:column-width="0.672in"/>
    </style:style>
    <style:style style:name="co23" style:family="table-column">
      <style:table-column-properties fo:break-before="auto" style:column-width="0.7602in"/>
    </style:style>
    <style:style style:name="co24" style:family="table-column">
      <style:table-column-properties fo:break-before="auto" style:column-width="0.5772in"/>
    </style:style>
    <style:style style:name="co25" style:family="table-column">
      <style:table-column-properties fo:break-before="auto" style:column-width="0.6035in"/>
    </style:style>
    <style:style style:name="co26" style:family="table-column">
      <style:table-column-properties fo:break-before="auto" style:column-width="1.0575in"/>
    </style:style>
    <style:style style:name="co27" style:family="table-column">
      <style:table-column-properties fo:break-before="auto" style:column-width="1.1217in"/>
    </style:style>
    <style:style style:name="co28" style:family="table-column">
      <style:table-column-properties fo:break-before="auto" style:column-width="0.7272in"/>
    </style:style>
    <style:style style:name="co29" style:family="table-column">
      <style:table-column-properties fo:break-before="auto" style:column-width="0.6807in"/>
    </style:style>
    <style:style style:name="co30" style:family="table-column">
      <style:table-column-properties fo:break-before="auto" style:column-width="0.5752in"/>
    </style:style>
    <style:style style:name="co31" style:family="table-column">
      <style:table-column-properties fo:break-before="auto" style:column-width="0.8409in"/>
    </style:style>
    <style:style style:name="co32" style:family="table-column">
      <style:table-column-properties fo:break-before="auto" style:column-width="0.535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 fo:wrap-option="wrap"/>
      <style:paragraph-properties fo:text-align="end" fo:margin-left="0in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5" style:family="table-cell" style:parent-style-name="Default" style:data-style-name="N3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style:text-align-source="fix" style:repeat-content="false" fo:wrap-option="wrap"/>
      <style:paragraph-properties fo:text-align="end" fo:margin-left="0in"/>
    </style:style>
    <style:style style:name="ce1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trfs_3n+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5" table:number-columns-repeated="3" table:default-cell-style-name="ce2"/>
        <table:table-column table:style-name="co5" table:number-columns-repeated="1010" table:default-cell-style-name="Default"/>
        <table:table-row table:style-name="ro1"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Processes</text:p>
          </table:table-cell>
          <table:table-cell table:style-name="ce1" office:value-type="string">
            <text:p>Chunk Size</text:p>
          </table:table-cell>
          <table:table-cell table:style-name="ce1" office:value-type="string">
            <text:p>Longest sequence</text:p>
          </table:table-cell>
          <table:table-cell table:style-name="ce1" office:value-type="string">
            <text:p>Largest Number</text:p>
          </table:table-cell>
          <table:table-cell table:style-name="ce1" office:value-type="string">
            <text:p>Seconds</text:p>
          </table:table-cell>
          <table:table-cell table:style-name="ce1" office:value-type="string">
            <text:p>Writes</text:p>
          </table:table-cell>
          <table:table-cell table:style-name="ce1" office:value-type="string">
            <text:p>Reads</text:p>
          </table:table-cell>
          <table:table-cell table:style-name="ce1" office:value-type="string">
            <text:p>Writes / second</text:p>
          </table:table-cell>
          <table:table-cell table:style-name="ce1" office:value-type="string">
            <text:p>Reads / second</text:p>
          </table:table-cell>
          <table:table-cell table:style-name="ce1" office:value-type="string">
            <text:p>Median seconds</text:p>
          </table:table-cell>
          <table:table-cell table:style-name="ce1" office:value-type="string">
            <text:p>Median writes / second</text:p>
          </table:table-cell>
          <table:table-cell table:style-name="ce1" office:value-type="string">
            <text:p>Median reads / second</text:p>
          </table:table-cell>
          <table:table-cell table:style-name="ce3"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0">
            <text:p>0</text:p>
          </table:table-cell>
          <table:table-cell office:value-type="float" office:value="217915">
            <text:p>217,915</text:p>
          </table:table-cell>
          <table:table-cell office:value-type="float" office:value="317915">
            <text:p>317,915</text:p>
          </table:table-cell>
          <table:table-cell table:number-columns-repeated="2"/>
          <table:table-cell table:formula="of:=MEDIAN([.G2:.G4])" office:value-type="float" office:value="1">
            <text:p>1</text:p>
          </table:table-cell>
          <table:table-cell table:formula="of:=MEDIAN([.J2:.J4])" office:value-type="float" office:value="218011.5">
            <text:p>218,012</text:p>
          </table:table-cell>
          <table:table-cell table:formula="of:=MEDIAN([.K2:.K4])" office:value-type="float" office:value="318011.5">
            <text:p>318,012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8102">
            <text:p>218,102</text:p>
          </table:table-cell>
          <table:table-cell office:value-type="float" office:value="318102">
            <text:p>318,102</text:p>
          </table:table-cell>
          <table:table-cell office:value-type="float" office:value="218102">
            <text:p>218,102</text:p>
          </table:table-cell>
          <table:table-cell office:value-type="float" office:value="318102">
            <text:p>318,102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921">
            <text:p>217,921</text:p>
          </table:table-cell>
          <table:table-cell office:value-type="float" office:value="317921">
            <text:p>317,921</text:p>
          </table:table-cell>
          <table:table-cell office:value-type="float" office:value="217921">
            <text:p>217,921</text:p>
          </table:table-cell>
          <table:table-cell office:value-type="float" office:value="317921">
            <text:p>317,921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70258">
            <text:p>2,170,258</text:p>
          </table:table-cell>
          <table:table-cell office:value-type="float" office:value="3170258">
            <text:p>3,170,258</text:p>
          </table:table-cell>
          <table:table-cell office:value-type="float" office:value="542565">
            <text:p>542,565</text:p>
          </table:table-cell>
          <table:table-cell office:value-type="float" office:value="792565">
            <text:p>792,565</text:p>
          </table:table-cell>
          <table:table-cell table:formula="of:=MEDIAN([.G5:.G7])" office:value-type="float" office:value="4">
            <text:p>4</text:p>
          </table:table-cell>
          <table:table-cell table:formula="of:=MEDIAN([.J5:.J7])" office:value-type="float" office:value="542516">
            <text:p>542,516</text:p>
          </table:table-cell>
          <table:table-cell table:formula="of:=MEDIAN([.K5:.K7])" office:value-type="float" office:value="792516">
            <text:p>792,516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70063">
            <text:p>2,170,063</text:p>
          </table:table-cell>
          <table:table-cell office:value-type="float" office:value="3170063">
            <text:p>3,170,063</text:p>
          </table:table-cell>
          <table:table-cell office:value-type="float" office:value="542516">
            <text:p>542,516</text:p>
          </table:table-cell>
          <table:table-cell office:value-type="float" office:value="792516">
            <text:p>792,516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458">
            <text:p>2,169,458</text:p>
          </table:table-cell>
          <table:table-cell office:value-type="float" office:value="3169458">
            <text:p>3,169,458</text:p>
          </table:table-cell>
          <table:table-cell office:value-type="float" office:value="433892">
            <text:p>433,892</text:p>
          </table:table-cell>
          <table:table-cell office:value-type="float" office:value="633892">
            <text:p>633,892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82">
            <text:p>82</text:p>
          </table:table-cell>
          <table:table-cell office:value-type="float" office:value="21733752">
            <text:p>21,733,752</text:p>
          </table:table-cell>
          <table:table-cell office:value-type="float" office:value="31733752">
            <text:p>31,733,752</text:p>
          </table:table-cell>
          <table:table-cell office:value-type="float" office:value="265046">
            <text:p>265,046</text:p>
          </table:table-cell>
          <table:table-cell office:value-type="float" office:value="386997">
            <text:p>386,997</text:p>
          </table:table-cell>
          <table:table-cell table:formula="of:=MEDIAN([.G8:.G10])" office:value-type="float" office:value="83">
            <text:p>83</text:p>
          </table:table-cell>
          <table:table-cell table:formula="of:=MEDIAN([.J8:.J10])" office:value-type="float" office:value="261847">
            <text:p>261,847</text:p>
          </table:table-cell>
          <table:table-cell table:formula="of:=MEDIAN([.K8:.K10])" office:value-type="float" office:value="382329">
            <text:p>382,329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83">
            <text:p>83</text:p>
          </table:table-cell>
          <table:table-cell office:value-type="float" office:value="21733323">
            <text:p>21,733,323</text:p>
          </table:table-cell>
          <table:table-cell office:value-type="float" office:value="31733323">
            <text:p>31,733,323</text:p>
          </table:table-cell>
          <table:table-cell office:value-type="float" office:value="261847">
            <text:p>261,847</text:p>
          </table:table-cell>
          <table:table-cell office:value-type="float" office:value="382329">
            <text:p>382,329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00">
            <text:p>100</text:p>
          </table:table-cell>
          <table:table-cell office:value-type="float" office:value="21734481">
            <text:p>21,734,481</text:p>
          </table:table-cell>
          <table:table-cell office:value-type="float" office:value="31734481">
            <text:p>31,734,481</text:p>
          </table:table-cell>
          <table:table-cell office:value-type="float" office:value="217345">
            <text:p>217,345</text:p>
          </table:table-cell>
          <table:table-cell office:value-type="float" office:value="317345">
            <text:p>317,345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4789">
            <text:p>14,789</text:p>
          </table:table-cell>
          <table:table-cell office:value-type="float" office:value="217293770">
            <text:p>217,293,770</text:p>
          </table:table-cell>
          <table:table-cell office:value-type="float" office:value="317293770">
            <text:p>317,293,770</text:p>
          </table:table-cell>
          <table:table-cell office:value-type="float" office:value="14693">
            <text:p>14,693</text:p>
          </table:table-cell>
          <table:table-cell office:value-type="float" office:value="21455">
            <text:p>21,455</text:p>
          </table:table-cell>
          <table:table-cell table:formula="of:=MEDIAN([.G11:.G13])" office:value-type="float" office:value="15114">
            <text:p>15,114</text:p>
          </table:table-cell>
          <table:table-cell table:formula="of:=MEDIAN([.J11:.J13])" office:value-type="float" office:value="14377">
            <text:p>14,377</text:p>
          </table:table-cell>
          <table:table-cell table:formula="of:=MEDIAN([.K11:.K13])" office:value-type="float" office:value="20993">
            <text:p>20,993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5114">
            <text:p>15,114</text:p>
          </table:table-cell>
          <table:table-cell office:value-type="float" office:value="217292700">
            <text:p>217,292,700</text:p>
          </table:table-cell>
          <table:table-cell office:value-type="float" office:value="317292700">
            <text:p>317,292,700</text:p>
          </table:table-cell>
          <table:table-cell office:value-type="float" office:value="14377">
            <text:p>14,377</text:p>
          </table:table-cell>
          <table:table-cell office:value-type="float" office:value="20993">
            <text:p>20,993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5203">
            <text:p>15,203</text:p>
          </table:table-cell>
          <table:table-cell office:value-type="float" office:value="217298357">
            <text:p>217,298,357</text:p>
          </table:table-cell>
          <table:table-cell office:value-type="float" office:value="317298357">
            <text:p>317,298,357</text:p>
          </table:table-cell>
          <table:table-cell office:value-type="float" office:value="14293">
            <text:p>14,293</text:p>
          </table:table-cell>
          <table:table-cell office:value-type="float" office:value="20871">
            <text:p>20,871</text:p>
          </table:table-cell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2_3n+1" table:style-name="ta1">
        <table:table-column table:style-name="co5" table:default-cell-style-name="ce2"/>
        <table:table-column table:style-name="co9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9" table:number-columns-repeated="2" table:default-cell-style-name="ce2"/>
        <table:table-column table:style-name="co10" table:number-columns-repeated="2" table:default-cell-style-name="ce2"/>
        <table:table-column table:style-name="co11" table:number-columns-repeated="3" table:default-cell-style-name="Default"/>
        <table:table-row table:style-name="ro1"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Processes</text:p>
          </table:table-cell>
          <table:table-cell table:style-name="ce1" office:value-type="string">
            <text:p>Chunk Size</text:p>
          </table:table-cell>
          <table:table-cell table:style-name="ce1" office:value-type="string">
            <text:p>Longest sequence</text:p>
          </table:table-cell>
          <table:table-cell table:style-name="ce1" office:value-type="string">
            <text:p>Largest Number</text:p>
          </table:table-cell>
          <table:table-cell table:style-name="ce1" office:value-type="string">
            <text:p>Seconds</text:p>
          </table:table-cell>
          <table:table-cell table:style-name="ce1" office:value-type="string">
            <text:p>Writes</text:p>
          </table:table-cell>
          <table:table-cell table:style-name="ce1" office:value-type="string">
            <text:p>Reads</text:p>
          </table:table-cell>
          <table:table-cell table:style-name="ce1" office:value-type="string">
            <text:p>Writes / second</text:p>
          </table:table-cell>
          <table:table-cell table:style-name="ce1" office:value-type="string">
            <text:p>Reads / second</text:p>
          </table:table-cell>
          <table:table-cell table:style-name="ce1" office:value-type="string">
            <text:p>Median seconds</text:p>
          </table:table-cell>
          <table:table-cell table:style-name="ce1" office:value-type="string">
            <text:p>Median writes / second</text:p>
          </table:table-cell>
          <table:table-cell table:style-name="ce1" office:value-type="string">
            <text:p>Median reads / seco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8279">
            <text:p>218,279</text:p>
          </table:table-cell>
          <table:table-cell office:value-type="float" office:value="318279">
            <text:p>318,279</text:p>
          </table:table-cell>
          <table:table-cell table:number-columns-repeated="2"/>
          <table:table-cell table:style-name="ce2" table:formula="of:=MEDIAN([.G2:.G7])" office:value-type="float" office:value="1">
            <text:p>1</text:p>
          </table:table-cell>
          <table:table-cell table:style-name="ce2" table:formula="of:=MEDIAN([.J2:.J7])" office:value-type="float" office:value="217843.5">
            <text:p>217,844</text:p>
          </table:table-cell>
          <table:table-cell table:style-name="ce2" table:formula="of:=MEDIAN([.K2:.K7])" office:value-type="float" office:value="317843.5">
            <text:p>317,84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525">
            <text:p>217,525</text:p>
          </table:table-cell>
          <table:table-cell office:value-type="float" office:value="317525">
            <text:p>317,525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613">
            <text:p>217,613</text:p>
          </table:table-cell>
          <table:table-cell office:value-type="float" office:value="317613">
            <text:p>317,613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725">
            <text:p>217,725</text:p>
          </table:table-cell>
          <table:table-cell office:value-type="float" office:value="317725">
            <text:p>317,725</text:p>
          </table:table-cell>
          <table:table-cell table:number-columns-repeated="2"/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886">
            <text:p>217,886</text:p>
          </table:table-cell>
          <table:table-cell office:value-type="float" office:value="317886">
            <text:p>317,886</text:p>
          </table:table-cell>
          <table:table-cell office:value-type="float" office:value="217886">
            <text:p>217,886</text:p>
          </table:table-cell>
          <table:table-cell office:value-type="float" office:value="317886">
            <text:p>317,886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801">
            <text:p>217,801</text:p>
          </table:table-cell>
          <table:table-cell office:value-type="float" office:value="317801">
            <text:p>317,801</text:p>
          </table:table-cell>
          <table:table-cell office:value-type="float" office:value="217801">
            <text:p>217,801</text:p>
          </table:table-cell>
          <table:table-cell office:value-type="float" office:value="317801">
            <text:p>317,801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69871">
            <text:p>2,169,871</text:p>
          </table:table-cell>
          <table:table-cell office:value-type="float" office:value="3169871">
            <text:p>3,169,871</text:p>
          </table:table-cell>
          <table:table-cell office:value-type="float" office:value="542468">
            <text:p>542,468</text:p>
          </table:table-cell>
          <table:table-cell office:value-type="float" office:value="792468">
            <text:p>792,468</text:p>
          </table:table-cell>
          <table:table-cell table:style-name="ce2" table:formula="of:=MEDIAN([.G8:.G13])" office:value-type="float" office:value="4.5">
            <text:p>5</text:p>
          </table:table-cell>
          <table:table-cell table:style-name="ce2" table:formula="of:=MEDIAN([.J8:.J13])" office:value-type="float" office:value="488232.5">
            <text:p>488,233</text:p>
          </table:table-cell>
          <table:table-cell table:style-name="ce2" table:formula="of:=MEDIAN([.K8:.K13])" office:value-type="float" office:value="713232.5">
            <text:p>713,2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70099">
            <text:p>2,170,099</text:p>
          </table:table-cell>
          <table:table-cell office:value-type="float" office:value="3170099">
            <text:p>3,170,099</text:p>
          </table:table-cell>
          <table:table-cell office:value-type="float" office:value="542525">
            <text:p>542,525</text:p>
          </table:table-cell>
          <table:table-cell office:value-type="float" office:value="792525">
            <text:p>792,525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69692">
            <text:p>2,169,692</text:p>
          </table:table-cell>
          <table:table-cell office:value-type="float" office:value="3169692">
            <text:p>3,169,692</text:p>
          </table:table-cell>
          <table:table-cell office:value-type="float" office:value="542423">
            <text:p>542,423</text:p>
          </table:table-cell>
          <table:table-cell office:value-type="float" office:value="792423">
            <text:p>792,423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965">
            <text:p>2,169,965</text:p>
          </table:table-cell>
          <table:table-cell office:value-type="float" office:value="3169965">
            <text:p>3,169,965</text:p>
          </table:table-cell>
          <table:table-cell office:value-type="float" office:value="433993">
            <text:p>433,993</text:p>
          </table:table-cell>
          <table:table-cell office:value-type="float" office:value="633993">
            <text:p>633,993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298">
            <text:p>2,169,298</text:p>
          </table:table-cell>
          <table:table-cell office:value-type="float" office:value="3169298">
            <text:p>3,169,298</text:p>
          </table:table-cell>
          <table:table-cell office:value-type="float" office:value="433860">
            <text:p>433,860</text:p>
          </table:table-cell>
          <table:table-cell office:value-type="float" office:value="633860">
            <text:p>633,86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70209">
            <text:p>2,170,209</text:p>
          </table:table-cell>
          <table:table-cell office:value-type="float" office:value="3170209">
            <text:p>3,170,209</text:p>
          </table:table-cell>
          <table:table-cell office:value-type="float" office:value="434042">
            <text:p>434,042</text:p>
          </table:table-cell>
          <table:table-cell office:value-type="float" office:value="634042">
            <text:p>634,042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98">
            <text:p>98</text:p>
          </table:table-cell>
          <table:table-cell office:value-type="float" office:value="21732319">
            <text:p>21,732,319</text:p>
          </table:table-cell>
          <table:table-cell office:value-type="float" office:value="31732319">
            <text:p>31,732,319</text:p>
          </table:table-cell>
          <table:table-cell office:value-type="float" office:value="221758">
            <text:p>221,758</text:p>
          </table:table-cell>
          <table:table-cell office:value-type="float" office:value="323799">
            <text:p>323,799</text:p>
          </table:table-cell>
          <table:table-cell table:style-name="ce2" table:formula="of:=MEDIAN([.G14:.G19])" office:value-type="float" office:value="569">
            <text:p>569</text:p>
          </table:table-cell>
          <table:table-cell table:style-name="ce2" table:formula="of:=MEDIAN([.J14:.J19])" office:value-type="float" office:value="38667.5">
            <text:p>38,668</text:p>
          </table:table-cell>
          <table:table-cell table:style-name="ce2" table:formula="of:=MEDIAN([.K14:.K19])" office:value-type="float" office:value="56460.5">
            <text:p>56,46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426">
            <text:p>426</text:p>
          </table:table-cell>
          <table:table-cell office:value-type="float" office:value="21731863">
            <text:p>21,731,863</text:p>
          </table:table-cell>
          <table:table-cell office:value-type="float" office:value="31731863">
            <text:p>31,731,863</text:p>
          </table:table-cell>
          <table:table-cell office:value-type="float" office:value="51014">
            <text:p>51,014</text:p>
          </table:table-cell>
          <table:table-cell office:value-type="float" office:value="74488">
            <text:p>74,488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506">
            <text:p>506</text:p>
          </table:table-cell>
          <table:table-cell office:value-type="float" office:value="21732307">
            <text:p>21,732,307</text:p>
          </table:table-cell>
          <table:table-cell office:value-type="float" office:value="31732307">
            <text:p>31,732,307</text:p>
          </table:table-cell>
          <table:table-cell office:value-type="float" office:value="42949">
            <text:p>42,949</text:p>
          </table:table-cell>
          <table:table-cell office:value-type="float" office:value="62712">
            <text:p>62,712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632">
            <text:p>632</text:p>
          </table:table-cell>
          <table:table-cell office:value-type="float" office:value="21731988">
            <text:p>21,731,988</text:p>
          </table:table-cell>
          <table:table-cell office:value-type="float" office:value="31731988">
            <text:p>31,731,988</text:p>
          </table:table-cell>
          <table:table-cell office:value-type="float" office:value="34386">
            <text:p>34,386</text:p>
          </table:table-cell>
          <table:table-cell office:value-type="float" office:value="50209">
            <text:p>50,209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2297">
            <text:p>2,297</text:p>
          </table:table-cell>
          <table:table-cell office:value-type="float" office:value="21731530">
            <text:p>21,731,530</text:p>
          </table:table-cell>
          <table:table-cell office:value-type="float" office:value="31731530">
            <text:p>31,731,530</text:p>
          </table:table-cell>
          <table:table-cell office:value-type="float" office:value="9461">
            <text:p>9,461</text:p>
          </table:table-cell>
          <table:table-cell office:value-type="float" office:value="13814">
            <text:p>13,814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3641">
            <text:p>3,641</text:p>
          </table:table-cell>
          <table:table-cell office:value-type="float" office:value="21733732">
            <text:p>21,733,732</text:p>
          </table:table-cell>
          <table:table-cell office:value-type="float" office:value="31733732">
            <text:p>31,733,732</text:p>
          </table:table-cell>
          <table:table-cell office:value-type="float" office:value="5969">
            <text:p>5,969</text:p>
          </table:table-cell>
          <table:table-cell office:value-type="float" office:value="8716">
            <text:p>8,716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24501">
            <text:p>124,501</text:p>
          </table:table-cell>
          <table:table-cell office:value-type="float" office:value="217291991">
            <text:p>217,291,991</text:p>
          </table:table-cell>
          <table:table-cell office:value-type="float" office:value="317291991">
            <text:p>317,291,991</text:p>
          </table:table-cell>
          <table:table-cell office:value-type="float" office:value="1745">
            <text:p>1,745</text:p>
          </table:table-cell>
          <table:table-cell office:value-type="float" office:value="2549">
            <text:p>2,549</text:p>
          </table:table-cell>
          <table:table-cell table:style-name="ce2" table:formula="of:=MEDIAN([.G20:.G21])" office:value-type="float" office:value="125724">
            <text:p>125,724</text:p>
          </table:table-cell>
          <table:table-cell table:style-name="ce2" table:formula="of:=MEDIAN([.J20:.J21])" office:value-type="float" office:value="1728.5">
            <text:p>1,729</text:p>
          </table:table-cell>
          <table:table-cell table:style-name="ce2" table:formula="of:=MEDIAN([.K20:.K21])" office:value-type="float" office:value="2524">
            <text:p>2,52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26947">
            <text:p>126,947</text:p>
          </table:table-cell>
          <table:table-cell office:value-type="float" office:value="217292671">
            <text:p>217,292,671</text:p>
          </table:table-cell>
          <table:table-cell office:value-type="float" office:value="317292671">
            <text:p>317,292,671</text:p>
          </table:table-cell>
          <table:table-cell office:value-type="float" office:value="1712">
            <text:p>1,712</text:p>
          </table:table-cell>
          <table:table-cell office:value-type="float" office:value="2499">
            <text:p>2,499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table:number-columns-repeated="10"/>
        </table:table-row>
        <table:table-row table:style-name="ro2" table:number-rows-repeated="104855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ext3_3n+1" table:style-name="ta1"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6" table:default-cell-style-name="ce2"/>
        <table:table-column table:style-name="co15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Processes</text:p>
          </table:table-cell>
          <table:table-cell table:style-name="ce1" office:value-type="string">
            <text:p>Chunk Size</text:p>
          </table:table-cell>
          <table:table-cell table:style-name="ce1" office:value-type="string">
            <text:p>Longest sequence</text:p>
          </table:table-cell>
          <table:table-cell table:style-name="ce1" office:value-type="string">
            <text:p>Largest Number</text:p>
          </table:table-cell>
          <table:table-cell table:style-name="ce1" office:value-type="string">
            <text:p>Seconds</text:p>
          </table:table-cell>
          <table:table-cell table:style-name="ce1" office:value-type="string">
            <text:p>Writes</text:p>
          </table:table-cell>
          <table:table-cell table:style-name="ce1" office:value-type="string">
            <text:p>Reads</text:p>
          </table:table-cell>
          <table:table-cell table:style-name="ce1" office:value-type="string">
            <text:p>Writes / second</text:p>
          </table:table-cell>
          <table:table-cell table:style-name="ce1" office:value-type="string">
            <text:p>Reads / second</text:p>
          </table:table-cell>
          <table:table-cell table:style-name="ce1" office:value-type="string">
            <text:p>Median seconds</text:p>
          </table:table-cell>
          <table:table-cell table:style-name="ce1" office:value-type="string">
            <text:p>Median writes / second</text:p>
          </table:table-cell>
          <table:table-cell table:style-name="ce1" office:value-type="string">
            <text:p>Median reads / seco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814">
            <text:p>217,814</text:p>
          </table:table-cell>
          <table:table-cell office:value-type="float" office:value="317814">
            <text:p>317,814</text:p>
          </table:table-cell>
          <table:table-cell table:number-columns-repeated="2"/>
          <table:table-cell table:style-name="ce2" table:formula="of:=MEDIAN([.G2:.G4])" office:value-type="float" office:value="1">
            <text:p>1</text:p>
          </table:table-cell>
          <table:table-cell table:style-name="ce2" table:formula="of:=MEDIAN([.J2:.J4])" office:value-type="float" office:value="217718">
            <text:p>217,718</text:p>
          </table:table-cell>
          <table:table-cell table:style-name="ce2" table:formula="of:=MEDIAN([.K2:.K4])" office:value-type="float" office:value="317718">
            <text:p>317,71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702">
            <text:p>217,702</text:p>
          </table:table-cell>
          <table:table-cell office:value-type="float" office:value="317702">
            <text:p>317,702</text:p>
          </table:table-cell>
          <table:table-cell office:value-type="float" office:value="217702">
            <text:p>217,702</text:p>
          </table:table-cell>
          <table:table-cell office:value-type="float" office:value="317702">
            <text:p>317,702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734">
            <text:p>217,734</text:p>
          </table:table-cell>
          <table:table-cell office:value-type="float" office:value="317734">
            <text:p>317,734</text:p>
          </table:table-cell>
          <table:table-cell office:value-type="float" office:value="217734">
            <text:p>217,734</text:p>
          </table:table-cell>
          <table:table-cell office:value-type="float" office:value="317734">
            <text:p>317,734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69656">
            <text:p>2,169,656</text:p>
          </table:table-cell>
          <table:table-cell office:value-type="float" office:value="3169656">
            <text:p>3,169,656</text:p>
          </table:table-cell>
          <table:table-cell office:value-type="float" office:value="542414">
            <text:p>542,414</text:p>
          </table:table-cell>
          <table:table-cell office:value-type="float" office:value="792414">
            <text:p>792,414</text:p>
          </table:table-cell>
          <table:table-cell table:style-name="ce2" table:formula="of:=MEDIAN([.G5:.G7])" office:value-type="float" office:value="5">
            <text:p>5</text:p>
          </table:table-cell>
          <table:table-cell table:style-name="ce2" table:formula="of:=MEDIAN([.J5:.J7])" office:value-type="float" office:value="433988">
            <text:p>433,988</text:p>
          </table:table-cell>
          <table:table-cell table:style-name="ce2" table:formula="of:=MEDIAN([.K5:.K7])" office:value-type="float" office:value="633988">
            <text:p>633,98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488">
            <text:p>2,169,488</text:p>
          </table:table-cell>
          <table:table-cell office:value-type="float" office:value="3169488">
            <text:p>3,169,488</text:p>
          </table:table-cell>
          <table:table-cell office:value-type="float" office:value="433898">
            <text:p>433,898</text:p>
          </table:table-cell>
          <table:table-cell office:value-type="float" office:value="633898">
            <text:p>633,898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938">
            <text:p>2,169,938</text:p>
          </table:table-cell>
          <table:table-cell office:value-type="float" office:value="3169938">
            <text:p>3,169,938</text:p>
          </table:table-cell>
          <table:table-cell office:value-type="float" office:value="433988">
            <text:p>433,988</text:p>
          </table:table-cell>
          <table:table-cell office:value-type="float" office:value="633988">
            <text:p>633,988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559">
            <text:p>1,559</text:p>
          </table:table-cell>
          <table:table-cell office:value-type="float" office:value="21732726">
            <text:p>21,732,726</text:p>
          </table:table-cell>
          <table:table-cell office:value-type="float" office:value="31732726">
            <text:p>31,732,726</text:p>
          </table:table-cell>
          <table:table-cell office:value-type="float" office:value="13940">
            <text:p>13,940</text:p>
          </table:table-cell>
          <table:table-cell office:value-type="float" office:value="20355">
            <text:p>20,355</text:p>
          </table:table-cell>
          <table:table-cell table:style-name="ce2" table:formula="of:=MEDIAN([.G8:.G10])" office:value-type="float" office:value="1620">
            <text:p>1,620</text:p>
          </table:table-cell>
          <table:table-cell table:style-name="ce2" table:formula="of:=MEDIAN([.J8:.J10])" office:value-type="float" office:value="13416">
            <text:p>13,416</text:p>
          </table:table-cell>
          <table:table-cell table:style-name="ce2" table:formula="of:=MEDIAN([.K8:.K10])" office:value-type="float" office:value="19589">
            <text:p>19,58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620">
            <text:p>1,620</text:p>
          </table:table-cell>
          <table:table-cell office:value-type="float" office:value="21733601">
            <text:p>21,733,601</text:p>
          </table:table-cell>
          <table:table-cell office:value-type="float" office:value="31733601">
            <text:p>31,733,601</text:p>
          </table:table-cell>
          <table:table-cell office:value-type="float" office:value="13416">
            <text:p>13,416</text:p>
          </table:table-cell>
          <table:table-cell office:value-type="float" office:value="19589">
            <text:p>19,589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658">
            <text:p>1,658</text:p>
          </table:table-cell>
          <table:table-cell office:value-type="float" office:value="21731924">
            <text:p>21,731,924</text:p>
          </table:table-cell>
          <table:table-cell office:value-type="float" office:value="31731924">
            <text:p>31,731,924</text:p>
          </table:table-cell>
          <table:table-cell office:value-type="float" office:value="13107">
            <text:p>13,107</text:p>
          </table:table-cell>
          <table:table-cell office:value-type="float" office:value="19139">
            <text:p>19,139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43182">
            <text:p>43,182</text:p>
          </table:table-cell>
          <table:table-cell office:value-type="float" office:value="217293068">
            <text:p>217,293,068</text:p>
          </table:table-cell>
          <table:table-cell office:value-type="float" office:value="317293068">
            <text:p>317,293,068</text:p>
          </table:table-cell>
          <table:table-cell office:value-type="float" office:value="5032">
            <text:p>5,032</text:p>
          </table:table-cell>
          <table:table-cell office:value-type="float" office:value="7348">
            <text:p>7,348</text:p>
          </table:table-cell>
          <table:table-cell table:style-name="ce2" table:formula="of:=MEDIAN([.G11:.G13])" office:value-type="float" office:value="43354">
            <text:p>43,354</text:p>
          </table:table-cell>
          <table:table-cell table:style-name="ce2" table:formula="of:=MEDIAN([.J11:.J13])" office:value-type="float" office:value="5012">
            <text:p>5,012</text:p>
          </table:table-cell>
          <table:table-cell table:style-name="ce2" table:formula="of:=MEDIAN([.K11:.K13])" office:value-type="float" office:value="7319">
            <text:p>7,31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43354">
            <text:p>43,354</text:p>
          </table:table-cell>
          <table:table-cell office:value-type="float" office:value="217294151">
            <text:p>217,294,151</text:p>
          </table:table-cell>
          <table:table-cell office:value-type="float" office:value="317294151">
            <text:p>317,294,151</text:p>
          </table:table-cell>
          <table:table-cell office:value-type="float" office:value="5012">
            <text:p>5,012</text:p>
          </table:table-cell>
          <table:table-cell office:value-type="float" office:value="7319">
            <text:p>7,319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44386">
            <text:p>44,386</text:p>
          </table:table-cell>
          <table:table-cell office:value-type="float" office:value="217292327">
            <text:p>217,292,327</text:p>
          </table:table-cell>
          <table:table-cell office:value-type="float" office:value="317292327">
            <text:p>317,292,327</text:p>
          </table:table-cell>
          <table:table-cell office:value-type="float" office:value="4896">
            <text:p>4,896</text:p>
          </table:table-cell>
          <table:table-cell office:value-type="float" office:value="7148">
            <text:p>7,148</text:p>
          </table:table-cell>
          <table:table-cell table:number-columns-repeated="3"/>
        </table:table-row>
        <table:table-row table:style-name="ro2" table:number-rows-repeated="104856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ext4_3n+1" table:style-name="ta1">
        <table:table-column table:style-name="co5" table:number-columns-repeated="5" table:default-cell-style-name="ce2"/>
        <table:table-column table:style-name="co6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Processes</text:p>
          </table:table-cell>
          <table:table-cell table:style-name="ce1" office:value-type="string">
            <text:p>Chunk Size</text:p>
          </table:table-cell>
          <table:table-cell table:style-name="ce1" office:value-type="string">
            <text:p>Longest sequence</text:p>
          </table:table-cell>
          <table:table-cell table:style-name="ce1" office:value-type="string">
            <text:p>Largest Number</text:p>
          </table:table-cell>
          <table:table-cell table:style-name="ce1" office:value-type="string">
            <text:p>Seconds</text:p>
          </table:table-cell>
          <table:table-cell table:style-name="ce1" office:value-type="string">
            <text:p>Writes</text:p>
          </table:table-cell>
          <table:table-cell table:style-name="ce1" office:value-type="string">
            <text:p>Reads</text:p>
          </table:table-cell>
          <table:table-cell table:style-name="ce1" office:value-type="string">
            <text:p>Writes / second</text:p>
          </table:table-cell>
          <table:table-cell table:style-name="ce1" office:value-type="string">
            <text:p>Reads / second</text:p>
          </table:table-cell>
          <table:table-cell table:style-name="ce1" office:value-type="string">
            <text:p>Median seconds</text:p>
          </table:table-cell>
          <table:table-cell table:style-name="ce1" office:value-type="string">
            <text:p>Median writes / second</text:p>
          </table:table-cell>
          <table:table-cell table:style-name="ce1" office:value-type="string">
            <text:p>Median reads / secon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995">
            <text:p>217,995</text:p>
          </table:table-cell>
          <table:table-cell office:value-type="float" office:value="317995">
            <text:p>317,995</text:p>
          </table:table-cell>
          <table:table-cell table:number-columns-repeated="2"/>
          <table:table-cell table:style-name="ce2" table:formula="of:=MEDIAN([.G2:.G4])" office:value-type="float" office:value="1">
            <text:p>1</text:p>
          </table:table-cell>
          <table:table-cell table:style-name="ce2" table:formula="of:=MEDIAN([.J2:.J4])" office:value-type="float" office:value="217837.5">
            <text:p>217,838</text:p>
          </table:table-cell>
          <table:table-cell table:style-name="ce2" table:formula="of:=MEDIAN([.K2:.K4])" office:value-type="float" office:value="317837.5">
            <text:p>317,838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8005">
            <text:p>218,005</text:p>
          </table:table-cell>
          <table:table-cell office:value-type="float" office:value="318005">
            <text:p>318,005</text:p>
          </table:table-cell>
          <table:table-cell office:value-type="float" office:value="218005">
            <text:p>218,005</text:p>
          </table:table-cell>
          <table:table-cell office:value-type="float" office:value="318005">
            <text:p>318,005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670">
            <text:p>217,670</text:p>
          </table:table-cell>
          <table:table-cell office:value-type="float" office:value="317670">
            <text:p>317,670</text:p>
          </table:table-cell>
          <table:table-cell office:value-type="float" office:value="217670">
            <text:p>217,670</text:p>
          </table:table-cell>
          <table:table-cell office:value-type="float" office:value="317670">
            <text:p>317,670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69963">
            <text:p>2,169,963</text:p>
          </table:table-cell>
          <table:table-cell office:value-type="float" office:value="3169963">
            <text:p>3,169,963</text:p>
          </table:table-cell>
          <table:table-cell office:value-type="float" office:value="542491">
            <text:p>542,491</text:p>
          </table:table-cell>
          <table:table-cell office:value-type="float" office:value="792491">
            <text:p>792,491</text:p>
          </table:table-cell>
          <table:table-cell table:style-name="ce2" table:formula="of:=MEDIAN([.G5:.G7])" office:value-type="float" office:value="5">
            <text:p>5</text:p>
          </table:table-cell>
          <table:table-cell table:style-name="ce2" table:formula="of:=MEDIAN([.J5:.J7])" office:value-type="float" office:value="434027">
            <text:p>434,027</text:p>
          </table:table-cell>
          <table:table-cell table:style-name="ce2" table:formula="of:=MEDIAN([.K5:.K7])" office:value-type="float" office:value="634027">
            <text:p>634,02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652">
            <text:p>2,169,652</text:p>
          </table:table-cell>
          <table:table-cell office:value-type="float" office:value="3169652">
            <text:p>3,169,652</text:p>
          </table:table-cell>
          <table:table-cell office:value-type="float" office:value="433930">
            <text:p>433,930</text:p>
          </table:table-cell>
          <table:table-cell office:value-type="float" office:value="633930">
            <text:p>633,930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70137">
            <text:p>2,170,137</text:p>
          </table:table-cell>
          <table:table-cell office:value-type="float" office:value="3170137">
            <text:p>3,170,137</text:p>
          </table:table-cell>
          <table:table-cell office:value-type="float" office:value="434027">
            <text:p>434,027</text:p>
          </table:table-cell>
          <table:table-cell office:value-type="float" office:value="634027">
            <text:p>634,027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74">
            <text:p>74</text:p>
          </table:table-cell>
          <table:table-cell office:value-type="float" office:value="21733130">
            <text:p>21,733,130</text:p>
          </table:table-cell>
          <table:table-cell office:value-type="float" office:value="31733130">
            <text:p>31,733,130</text:p>
          </table:table-cell>
          <table:table-cell office:value-type="float" office:value="293691">
            <text:p>293,691</text:p>
          </table:table-cell>
          <table:table-cell office:value-type="float" office:value="428826">
            <text:p>428,826</text:p>
          </table:table-cell>
          <table:table-cell table:style-name="ce2" table:formula="of:=MEDIAN([.G8:.G10])" office:value-type="float" office:value="83">
            <text:p>83</text:p>
          </table:table-cell>
          <table:table-cell table:style-name="ce2" table:formula="of:=MEDIAN([.J8:.J10])" office:value-type="float" office:value="261841">
            <text:p>261,841</text:p>
          </table:table-cell>
          <table:table-cell table:style-name="ce2" table:formula="of:=MEDIAN([.K8:.K10])" office:value-type="float" office:value="382323">
            <text:p>382,32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83">
            <text:p>83</text:p>
          </table:table-cell>
          <table:table-cell office:value-type="float" office:value="21732809">
            <text:p>21,732,809</text:p>
          </table:table-cell>
          <table:table-cell office:value-type="float" office:value="31732809">
            <text:p>31,732,809</text:p>
          </table:table-cell>
          <table:table-cell office:value-type="float" office:value="261841">
            <text:p>261,841</text:p>
          </table:table-cell>
          <table:table-cell office:value-type="float" office:value="382323">
            <text:p>382,323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08">
            <text:p>108</text:p>
          </table:table-cell>
          <table:table-cell office:value-type="float" office:value="21731573">
            <text:p>21,731,573</text:p>
          </table:table-cell>
          <table:table-cell office:value-type="float" office:value="31731573">
            <text:p>31,731,573</text:p>
          </table:table-cell>
          <table:table-cell office:value-type="float" office:value="201218">
            <text:p>201,218</text:p>
          </table:table-cell>
          <table:table-cell office:value-type="float" office:value="293811">
            <text:p>293,811</text:p>
          </table:table-cell>
          <table:table-cell table:style-name="ce2"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8458">
            <text:p>8,458</text:p>
          </table:table-cell>
          <table:table-cell office:value-type="float" office:value="217292076">
            <text:p>217,292,076</text:p>
          </table:table-cell>
          <table:table-cell office:value-type="float" office:value="317292076">
            <text:p>317,292,076</text:p>
          </table:table-cell>
          <table:table-cell office:value-type="float" office:value="25691">
            <text:p>25,691</text:p>
          </table:table-cell>
          <table:table-cell office:value-type="float" office:value="37514">
            <text:p>37,514</text:p>
          </table:table-cell>
          <table:table-cell table:style-name="ce2" table:formula="of:=MEDIAN([.G11:.G13])" office:value-type="float" office:value="8695">
            <text:p>8,695</text:p>
          </table:table-cell>
          <table:table-cell table:style-name="ce2" table:formula="of:=MEDIAN([.J11:.J13])" office:value-type="float" office:value="24991">
            <text:p>24,991</text:p>
          </table:table-cell>
          <table:table-cell table:style-name="ce2" table:formula="of:=MEDIAN([.K11:.K13])" office:value-type="float" office:value="36492">
            <text:p>36,49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8695">
            <text:p>8,695</text:p>
          </table:table-cell>
          <table:table-cell office:value-type="float" office:value="217294775">
            <text:p>217,294,775</text:p>
          </table:table-cell>
          <table:table-cell office:value-type="float" office:value="317294775">
            <text:p>317,294,775</text:p>
          </table:table-cell>
          <table:table-cell office:value-type="float" office:value="24991">
            <text:p>24,991</text:p>
          </table:table-cell>
          <table:table-cell office:value-type="float" office:value="36492">
            <text:p>36,492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1622">
            <text:p>11,622</text:p>
          </table:table-cell>
          <table:table-cell office:value-type="float" office:value="217292108">
            <text:p>217,292,108</text:p>
          </table:table-cell>
          <table:table-cell office:value-type="float" office:value="317292108">
            <text:p>317,292,108</text:p>
          </table:table-cell>
          <table:table-cell office:value-type="float" office:value="18697">
            <text:p>18,697</text:p>
          </table:table-cell>
          <table:table-cell office:value-type="float" office:value="27301">
            <text:p>27,301</text:p>
          </table:table-cell>
          <table:table-cell table:number-columns-repeated="3"/>
        </table:table-row>
        <table:table-row table:style-name="ro2" table:number-rows-repeated="104856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jfs_3n+1" table:style-name="ta1">
        <table:table-column table:style-name="co5" table:number-columns-repeated="5" table:default-cell-style-name="ce2"/>
        <table:table-column table:style-name="co6" table:default-cell-style-name="ce2"/>
        <table:table-column table:style-name="co5" table:number-columns-repeated="5" table:default-cell-style-name="ce2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Processes</text:p>
          </table:table-cell>
          <table:table-cell table:style-name="ce1" office:value-type="string">
            <text:p>Chunk Size</text:p>
          </table:table-cell>
          <table:table-cell table:style-name="ce1" office:value-type="string">
            <text:p>Longest sequence</text:p>
          </table:table-cell>
          <table:table-cell table:style-name="ce1" office:value-type="string">
            <text:p>Largest Number</text:p>
          </table:table-cell>
          <table:table-cell table:style-name="ce1" office:value-type="string">
            <text:p>Seconds</text:p>
          </table:table-cell>
          <table:table-cell table:style-name="ce1" office:value-type="string">
            <text:p>Writes</text:p>
          </table:table-cell>
          <table:table-cell table:style-name="ce1" office:value-type="string">
            <text:p>Reads</text:p>
          </table:table-cell>
          <table:table-cell table:style-name="ce1" office:value-type="string">
            <text:p>Writes / second</text:p>
          </table:table-cell>
          <table:table-cell table:style-name="ce1" office:value-type="string">
            <text:p>Reads / second</text:p>
          </table:table-cell>
          <table:table-cell table:style-name="ce1" office:value-type="string">
            <text:p>Median seconds</text:p>
          </table:table-cell>
          <table:table-cell table:style-name="ce1" office:value-type="string">
            <text:p>Median writes / second</text:p>
          </table:table-cell>
          <table:table-cell table:style-name="ce1" office:value-type="string">
            <text:p>Median reads / second</text:p>
          </table:table-cell>
          <table:table-cell table:style-name="ce3" table:number-columns-repeated="18"/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843">
            <text:p>217,843</text:p>
          </table:table-cell>
          <table:table-cell office:value-type="float" office:value="317843">
            <text:p>317,843</text:p>
          </table:table-cell>
          <table:table-cell table:number-columns-repeated="2"/>
          <table:table-cell table:style-name="ce2" table:formula="of:=MEDIAN([.G2:.G7])" office:value-type="float" office:value="1">
            <text:p>1</text:p>
          </table:table-cell>
          <table:table-cell table:style-name="ce2" table:formula="of:=MEDIAN([.J2:.J7])" office:value-type="float" office:value="217712">
            <text:p>217,712</text:p>
          </table:table-cell>
          <table:table-cell table:style-name="ce2" table:formula="of:=MEDIAN([.K2:.K7])" office:value-type="float" office:value="317712">
            <text:p>317,712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846">
            <text:p>217,846</text:p>
          </table:table-cell>
          <table:table-cell office:value-type="float" office:value="317846">
            <text:p>317,846</text:p>
          </table:table-cell>
          <table:table-cell table:number-columns-repeated="2"/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8053">
            <text:p>218,053</text:p>
          </table:table-cell>
          <table:table-cell office:value-type="float" office:value="318053">
            <text:p>318,053</text:p>
          </table:table-cell>
          <table:table-cell table:number-columns-repeated="2"/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712">
            <text:p>217,712</text:p>
          </table:table-cell>
          <table:table-cell office:value-type="float" office:value="317712">
            <text:p>317,712</text:p>
          </table:table-cell>
          <table:table-cell office:value-type="float" office:value="217712">
            <text:p>217,712</text:p>
          </table:table-cell>
          <table:table-cell office:value-type="float" office:value="317712">
            <text:p>317,712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747">
            <text:p>217,747</text:p>
          </table:table-cell>
          <table:table-cell office:value-type="float" office:value="317747">
            <text:p>317,747</text:p>
          </table:table-cell>
          <table:table-cell office:value-type="float" office:value="217747">
            <text:p>217,747</text:p>
          </table:table-cell>
          <table:table-cell office:value-type="float" office:value="317747">
            <text:p>317,747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573">
            <text:p>217,573</text:p>
          </table:table-cell>
          <table:table-cell office:value-type="float" office:value="317573">
            <text:p>317,573</text:p>
          </table:table-cell>
          <table:table-cell office:value-type="float" office:value="217573">
            <text:p>217,573</text:p>
          </table:table-cell>
          <table:table-cell office:value-type="float" office:value="317573">
            <text:p>317,573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70315">
            <text:p>2,170,315</text:p>
          </table:table-cell>
          <table:table-cell office:value-type="float" office:value="3170315">
            <text:p>3,170,315</text:p>
          </table:table-cell>
          <table:table-cell office:value-type="float" office:value="542579">
            <text:p>542,579</text:p>
          </table:table-cell>
          <table:table-cell office:value-type="float" office:value="792579">
            <text:p>792,579</text:p>
          </table:table-cell>
          <table:table-cell table:style-name="ce2" table:formula="of:=MEDIAN([.G8:.G13])" office:value-type="float" office:value="5">
            <text:p>5</text:p>
          </table:table-cell>
          <table:table-cell table:style-name="ce2" table:formula="of:=MEDIAN([.J8:.J13])" office:value-type="float" office:value="433972">
            <text:p>433,972</text:p>
          </table:table-cell>
          <table:table-cell table:style-name="ce2" table:formula="of:=MEDIAN([.K8:.K13])" office:value-type="float" office:value="633972">
            <text:p>633,972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810">
            <text:p>2,169,810</text:p>
          </table:table-cell>
          <table:table-cell office:value-type="float" office:value="3169810">
            <text:p>3,169,810</text:p>
          </table:table-cell>
          <table:table-cell office:value-type="float" office:value="433962">
            <text:p>433,962</text:p>
          </table:table-cell>
          <table:table-cell office:value-type="float" office:value="633962">
            <text:p>633,962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727">
            <text:p>2,169,727</text:p>
          </table:table-cell>
          <table:table-cell office:value-type="float" office:value="3169727">
            <text:p>3,169,727</text:p>
          </table:table-cell>
          <table:table-cell office:value-type="float" office:value="433945">
            <text:p>433,945</text:p>
          </table:table-cell>
          <table:table-cell office:value-type="float" office:value="633945">
            <text:p>633,945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908">
            <text:p>2,169,908</text:p>
          </table:table-cell>
          <table:table-cell office:value-type="float" office:value="3169908">
            <text:p>3,169,908</text:p>
          </table:table-cell>
          <table:table-cell office:value-type="float" office:value="433982">
            <text:p>433,982</text:p>
          </table:table-cell>
          <table:table-cell office:value-type="float" office:value="633982">
            <text:p>633,982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549">
            <text:p>2,169,549</text:p>
          </table:table-cell>
          <table:table-cell office:value-type="float" office:value="3169549">
            <text:p>3,169,549</text:p>
          </table:table-cell>
          <table:table-cell office:value-type="float" office:value="433910">
            <text:p>433,910</text:p>
          </table:table-cell>
          <table:table-cell office:value-type="float" office:value="633910">
            <text:p>633,91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70139">
            <text:p>2,170,139</text:p>
          </table:table-cell>
          <table:table-cell office:value-type="float" office:value="3170139">
            <text:p>3,170,139</text:p>
          </table:table-cell>
          <table:table-cell office:value-type="float" office:value="434028">
            <text:p>434,028</text:p>
          </table:table-cell>
          <table:table-cell office:value-type="float" office:value="634028">
            <text:p>634,028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79">
            <text:p>79</text:p>
          </table:table-cell>
          <table:table-cell office:value-type="float" office:value="21731730">
            <text:p>21,731,730</text:p>
          </table:table-cell>
          <table:table-cell office:value-type="float" office:value="31731730">
            <text:p>31,731,730</text:p>
          </table:table-cell>
          <table:table-cell office:value-type="float" office:value="275085">
            <text:p>275,085</text:p>
          </table:table-cell>
          <table:table-cell office:value-type="float" office:value="401667">
            <text:p>401,667</text:p>
          </table:table-cell>
          <table:table-cell table:style-name="ce2" table:formula="of:=MEDIAN([.G14:.G19])" office:value-type="float" office:value="134.5">
            <text:p>135</text:p>
          </table:table-cell>
          <table:table-cell table:style-name="ce2" table:formula="of:=MEDIAN([.J14:.J19])" office:value-type="float" office:value="161969">
            <text:p>161,969</text:p>
          </table:table-cell>
          <table:table-cell table:style-name="ce2" table:formula="of:=MEDIAN([.K14:.K19])" office:value-type="float" office:value="236492.5">
            <text:p>236,493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96">
            <text:p>96</text:p>
          </table:table-cell>
          <table:table-cell office:value-type="float" office:value="21732894">
            <text:p>21,732,894</text:p>
          </table:table-cell>
          <table:table-cell office:value-type="float" office:value="31732894">
            <text:p>31,732,894</text:p>
          </table:table-cell>
          <table:table-cell office:value-type="float" office:value="226384">
            <text:p>226,384</text:p>
          </table:table-cell>
          <table:table-cell office:value-type="float" office:value="330551">
            <text:p>330,551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28">
            <text:p>128</text:p>
          </table:table-cell>
          <table:table-cell office:value-type="float" office:value="21735406">
            <text:p>21,735,406</text:p>
          </table:table-cell>
          <table:table-cell office:value-type="float" office:value="31735406">
            <text:p>31,735,406</text:p>
          </table:table-cell>
          <table:table-cell office:value-type="float" office:value="169808">
            <text:p>169,808</text:p>
          </table:table-cell>
          <table:table-cell office:value-type="float" office:value="247933">
            <text:p>247,933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41">
            <text:p>141</text:p>
          </table:table-cell>
          <table:table-cell office:value-type="float" office:value="21732329">
            <text:p>21,732,329</text:p>
          </table:table-cell>
          <table:table-cell office:value-type="float" office:value="31732329">
            <text:p>31,732,329</text:p>
          </table:table-cell>
          <table:table-cell office:value-type="float" office:value="154130">
            <text:p>154,130</text:p>
          </table:table-cell>
          <table:table-cell office:value-type="float" office:value="225052">
            <text:p>225,052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77">
            <text:p>177</text:p>
          </table:table-cell>
          <table:table-cell office:value-type="float" office:value="21734145">
            <text:p>21,734,145</text:p>
          </table:table-cell>
          <table:table-cell office:value-type="float" office:value="31734145">
            <text:p>31,734,145</text:p>
          </table:table-cell>
          <table:table-cell office:value-type="float" office:value="122792">
            <text:p>122,792</text:p>
          </table:table-cell>
          <table:table-cell office:value-type="float" office:value="179289">
            <text:p>179,289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263">
            <text:p>263</text:p>
          </table:table-cell>
          <table:table-cell office:value-type="float" office:value="21732994">
            <text:p>21,732,994</text:p>
          </table:table-cell>
          <table:table-cell office:value-type="float" office:value="31732994">
            <text:p>31,732,994</text:p>
          </table:table-cell>
          <table:table-cell office:value-type="float" office:value="82635">
            <text:p>82,635</text:p>
          </table:table-cell>
          <table:table-cell office:value-type="float" office:value="120658">
            <text:p>120,658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4334">
            <text:p>14,334</text:p>
          </table:table-cell>
          <table:table-cell office:value-type="float" office:value="217300277">
            <text:p>217,300,277</text:p>
          </table:table-cell>
          <table:table-cell office:value-type="float" office:value="317300277">
            <text:p>317,300,277</text:p>
          </table:table-cell>
          <table:table-cell office:value-type="float" office:value="15160">
            <text:p>15,160</text:p>
          </table:table-cell>
          <table:table-cell office:value-type="float" office:value="22136">
            <text:p>22,136</text:p>
          </table:table-cell>
          <table:table-cell table:style-name="ce2" table:formula="of:=MEDIAN([.G20:.G25])" office:value-type="float" office:value="15149.5">
            <text:p>15,150</text:p>
          </table:table-cell>
          <table:table-cell table:style-name="ce2" table:formula="of:=MEDIAN([.J20:.J25])" office:value-type="float" office:value="14347">
            <text:p>14,347</text:p>
          </table:table-cell>
          <table:table-cell table:style-name="ce2" table:formula="of:=MEDIAN([.K20:.K25])" office:value-type="float" office:value="20949">
            <text:p>20,949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4351">
            <text:p>14,351</text:p>
          </table:table-cell>
          <table:table-cell office:value-type="float" office:value="217294694">
            <text:p>217,294,694</text:p>
          </table:table-cell>
          <table:table-cell office:value-type="float" office:value="317294694">
            <text:p>317,294,694</text:p>
          </table:table-cell>
          <table:table-cell office:value-type="float" office:value="15141">
            <text:p>15,141</text:p>
          </table:table-cell>
          <table:table-cell office:value-type="float" office:value="22110">
            <text:p>22,11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4929">
            <text:p>14,929</text:p>
          </table:table-cell>
          <table:table-cell office:value-type="float" office:value="217307098">
            <text:p>217,307,098</text:p>
          </table:table-cell>
          <table:table-cell office:value-type="float" office:value="317307098">
            <text:p>317,307,098</text:p>
          </table:table-cell>
          <table:table-cell office:value-type="float" office:value="14556">
            <text:p>14,556</text:p>
          </table:table-cell>
          <table:table-cell office:value-type="float" office:value="21254">
            <text:p>21,254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5370">
            <text:p>15,370</text:p>
          </table:table-cell>
          <table:table-cell office:value-type="float" office:value="217296559">
            <text:p>217,296,559</text:p>
          </table:table-cell>
          <table:table-cell office:value-type="float" office:value="317296559">
            <text:p>317,296,559</text:p>
          </table:table-cell>
          <table:table-cell office:value-type="float" office:value="14138">
            <text:p>14,138</text:p>
          </table:table-cell>
          <table:table-cell office:value-type="float" office:value="20644">
            <text:p>20,644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5685">
            <text:p>15,685</text:p>
          </table:table-cell>
          <table:table-cell office:value-type="float" office:value="217293883">
            <text:p>217,293,883</text:p>
          </table:table-cell>
          <table:table-cell office:value-type="float" office:value="317293883">
            <text:p>317,293,883</text:p>
          </table:table-cell>
          <table:table-cell office:value-type="float" office:value="13854">
            <text:p>13,854</text:p>
          </table:table-cell>
          <table:table-cell office:value-type="float" office:value="20229">
            <text:p>20,229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21325">
            <text:p>21,325</text:p>
          </table:table-cell>
          <table:table-cell office:value-type="float" office:value="217291849">
            <text:p>217,291,849</text:p>
          </table:table-cell>
          <table:table-cell office:value-type="float" office:value="317291849">
            <text:p>317,291,849</text:p>
          </table:table-cell>
          <table:table-cell office:value-type="float" office:value="10190">
            <text:p>10,190</text:p>
          </table:table-cell>
          <table:table-cell office:value-type="float" office:value="14879">
            <text:p>14,879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fs_3n+1" table:style-name="ta1">
        <table:table-column table:style-name="co5" table:number-columns-repeated="5" table:default-cell-style-name="ce2"/>
        <table:table-column table:style-name="co6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8" table:number-columns-repeated="2" table:default-cell-style-name="ce2"/>
        <table:table-column table:style-name="co5" table:number-columns-repeated="1013" table:default-cell-style-name="Default"/>
        <table:table-row table:style-name="ro1"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Processes</text:p>
          </table:table-cell>
          <table:table-cell table:style-name="ce1" office:value-type="string">
            <text:p>Chunk Size</text:p>
          </table:table-cell>
          <table:table-cell table:style-name="ce1" office:value-type="string">
            <text:p>Longest sequence</text:p>
          </table:table-cell>
          <table:table-cell table:style-name="ce1" office:value-type="string">
            <text:p>Largest Number</text:p>
          </table:table-cell>
          <table:table-cell table:style-name="ce1" office:value-type="string">
            <text:p>Seconds</text:p>
          </table:table-cell>
          <table:table-cell table:style-name="ce1" office:value-type="string">
            <text:p>Writes</text:p>
          </table:table-cell>
          <table:table-cell table:style-name="ce1" office:value-type="string">
            <text:p>Reads</text:p>
          </table:table-cell>
          <table:table-cell table:style-name="ce1" office:value-type="string">
            <text:p>Writes / second</text:p>
          </table:table-cell>
          <table:table-cell table:style-name="ce1" office:value-type="string">
            <text:p>Reads / second</text:p>
          </table:table-cell>
          <table:table-cell table:style-name="ce1" office:value-type="string">
            <text:p>Median seconds</text:p>
          </table:table-cell>
          <table:table-cell table:style-name="ce1" office:value-type="string">
            <text:p>Median writes / second</text:p>
          </table:table-cell>
          <table:table-cell table:style-name="ce1" office:value-type="string">
            <text:p>Median reads / second</text:p>
          </table:table-cell>
          <table:table-cell table:style-name="ce3" table:number-columns-repeated="8"/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Finish</text:p>
          </table:table-cell>
          <table:table-cell table:style-name="ce3" office:value-type="string">
            <text:p>Processes</text:p>
          </table:table-cell>
          <table:table-cell table:style-name="ce3" office:value-type="string">
            <text:p>Chunk Size</text:p>
          </table:table-cell>
          <table:table-cell table:style-name="ce3" office:value-type="string">
            <text:p>Longest sequence</text:p>
          </table:table-cell>
          <table:table-cell table:style-name="ce3" office:value-type="string">
            <text:p>Largest Number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Writes</text:p>
          </table:table-cell>
          <table:table-cell table:style-name="ce3" office:value-type="string">
            <text:p>Reads</text:p>
          </table:table-cell>
          <table:table-cell table:style-name="ce3" office:value-type="string">
            <text:p>Writes / second</text:p>
          </table:table-cell>
          <table:table-cell table:style-name="ce3" office:value-type="string">
            <text:p>Reads / second</text:p>
          </table:table-cell>
          <table:table-cell table:style-name="ce3" office:value-type="string">
            <text:p>Sta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758">
            <text:p>217,758</text:p>
          </table:table-cell>
          <table:table-cell office:value-type="float" office:value="317758">
            <text:p>317,758</text:p>
          </table:table-cell>
          <table:table-cell table:number-columns-repeated="2"/>
          <table:table-cell table:style-name="ce2" table:formula="of:=MEDIAN([.G2:.G7])" office:value-type="float" office:value="1">
            <text:p>1</text:p>
          </table:table-cell>
          <table:table-cell table:style-name="ce2" table:formula="of:=MEDIAN([.J2:.J7])" office:value-type="float" office:value="217776.5">
            <text:p>217,777</text:p>
          </table:table-cell>
          <table:table-cell table:style-name="ce2" table:formula="of:=MEDIAN([.K2:.K7])" office:value-type="float" office:value="317776.5">
            <text:p>317,777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902">
            <text:p>217,902</text:p>
          </table:table-cell>
          <table:table-cell office:value-type="float" office:value="317902">
            <text:p>317,902</text:p>
          </table:table-cell>
          <table:table-cell table:number-columns-repeated="2"/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779">
            <text:p>217,779</text:p>
          </table:table-cell>
          <table:table-cell office:value-type="float" office:value="317779">
            <text:p>317,779</text:p>
          </table:table-cell>
          <table:table-cell table:number-columns-repeated="2"/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/>
          <table:table-cell office:value-type="float" office:value="217836">
            <text:p>217,836</text:p>
          </table:table-cell>
          <table:table-cell office:value-type="float" office:value="317836">
            <text:p>317,836</text:p>
          </table:table-cell>
          <table:table-cell table:number-columns-repeated="2"/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861">
            <text:p>217,861</text:p>
          </table:table-cell>
          <table:table-cell office:value-type="float" office:value="317861">
            <text:p>317,861</text:p>
          </table:table-cell>
          <table:table-cell office:value-type="float" office:value="217861">
            <text:p>217,861</text:p>
          </table:table-cell>
          <table:table-cell office:value-type="float" office:value="317861">
            <text:p>317,861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">
            <text:p>100,000</text:p>
          </table:table-cell>
          <table:table-cell office:value-type="float" office:value="8">
            <text:p>8</text:p>
          </table:table-cell>
          <table:table-cell office:value-type="float" office:value="500">
            <text:p>500</text:p>
          </table:table-cell>
          <table:table-cell office:value-type="float" office:value="350">
            <text:p>350</text:p>
          </table:table-cell>
          <table:table-cell office:value-type="float" office:value="1570824736">
            <text:p>1,570,824,736</text:p>
          </table:table-cell>
          <table:table-cell office:value-type="float" office:value="1">
            <text:p>1</text:p>
          </table:table-cell>
          <table:table-cell office:value-type="float" office:value="217692">
            <text:p>217,692</text:p>
          </table:table-cell>
          <table:table-cell office:value-type="float" office:value="317692">
            <text:p>317,692</text:p>
          </table:table-cell>
          <table:table-cell office:value-type="float" office:value="217692">
            <text:p>217,692</text:p>
          </table:table-cell>
          <table:table-cell office:value-type="float" office:value="317692">
            <text:p>317,692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70578">
            <text:p>2,170,578</text:p>
          </table:table-cell>
          <table:table-cell office:value-type="float" office:value="3170578">
            <text:p>3,170,578</text:p>
          </table:table-cell>
          <table:table-cell office:value-type="float" office:value="542645">
            <text:p>542,645</text:p>
          </table:table-cell>
          <table:table-cell office:value-type="float" office:value="792645">
            <text:p>792,645</text:p>
          </table:table-cell>
          <table:table-cell table:style-name="ce2" table:formula="of:=MEDIAN([.G8:.G13])" office:value-type="float" office:value="5">
            <text:p>5</text:p>
          </table:table-cell>
          <table:table-cell table:style-name="ce2" table:formula="of:=MEDIAN([.J8:.J13])" office:value-type="float" office:value="434015.5">
            <text:p>434,016</text:p>
          </table:table-cell>
          <table:table-cell table:style-name="ce2" table:formula="of:=MEDIAN([.K8:.K13])" office:value-type="float" office:value="634015.5">
            <text:p>634,016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4">
            <text:p>4</text:p>
          </table:table-cell>
          <table:table-cell office:value-type="float" office:value="2169642">
            <text:p>2,169,642</text:p>
          </table:table-cell>
          <table:table-cell office:value-type="float" office:value="3169642">
            <text:p>3,169,642</text:p>
          </table:table-cell>
          <table:table-cell office:value-type="float" office:value="542411">
            <text:p>542,411</text:p>
          </table:table-cell>
          <table:table-cell office:value-type="float" office:value="792411">
            <text:p>792,411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70122">
            <text:p>2,170,122</text:p>
          </table:table-cell>
          <table:table-cell office:value-type="float" office:value="3170122">
            <text:p>3,170,122</text:p>
          </table:table-cell>
          <table:table-cell office:value-type="float" office:value="434024">
            <text:p>434,024</text:p>
          </table:table-cell>
          <table:table-cell office:value-type="float" office:value="634024">
            <text:p>634,024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680">
            <text:p>2,169,680</text:p>
          </table:table-cell>
          <table:table-cell office:value-type="float" office:value="3169680">
            <text:p>3,169,680</text:p>
          </table:table-cell>
          <table:table-cell office:value-type="float" office:value="433936">
            <text:p>433,936</text:p>
          </table:table-cell>
          <table:table-cell office:value-type="float" office:value="633936">
            <text:p>633,936</text:p>
          </table:table-cell>
          <table:table-cell table:style-name="ce2" table:number-columns-repeated="3"/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70033">
            <text:p>2,170,033</text:p>
          </table:table-cell>
          <table:table-cell office:value-type="float" office:value="3170033">
            <text:p>3,170,033</text:p>
          </table:table-cell>
          <table:table-cell office:value-type="float" office:value="434007">
            <text:p>434,007</text:p>
          </table:table-cell>
          <table:table-cell office:value-type="float" office:value="634007">
            <text:p>634,007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,000,000</text:p>
          </table:table-cell>
          <table:table-cell office:value-type="float" office:value="8">
            <text:p>8</text:p>
          </table:table-cell>
          <table:table-cell office:value-type="float" office:value="5000">
            <text:p>5,000</text:p>
          </table:table-cell>
          <table:table-cell office:value-type="float" office:value="524">
            <text:p>524</text:p>
          </table:table-cell>
          <table:table-cell office:value-type="float" office:value="56991483520">
            <text:p>56,991,483,520</text:p>
          </table:table-cell>
          <table:table-cell office:value-type="float" office:value="5">
            <text:p>5</text:p>
          </table:table-cell>
          <table:table-cell office:value-type="float" office:value="2169629">
            <text:p>2,169,629</text:p>
          </table:table-cell>
          <table:table-cell office:value-type="float" office:value="3169629">
            <text:p>3,169,629</text:p>
          </table:table-cell>
          <table:table-cell office:value-type="float" office:value="433926">
            <text:p>433,926</text:p>
          </table:table-cell>
          <table:table-cell office:value-type="float" office:value="633926">
            <text:p>633,926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72">
            <text:p>72</text:p>
          </table:table-cell>
          <table:table-cell office:value-type="float" office:value="21732239">
            <text:p>21,732,239</text:p>
          </table:table-cell>
          <table:table-cell office:value-type="float" office:value="31732239">
            <text:p>31,732,239</text:p>
          </table:table-cell>
          <table:table-cell office:value-type="float" office:value="301837">
            <text:p>301,837</text:p>
          </table:table-cell>
          <table:table-cell office:value-type="float" office:value="440726">
            <text:p>440,726</text:p>
          </table:table-cell>
          <table:table-cell table:style-name="ce2" table:formula="of:=MEDIAN([.G14:.G19])" office:value-type="float" office:value="84.5">
            <text:p>85</text:p>
          </table:table-cell>
          <table:table-cell table:style-name="ce2" table:formula="of:=MEDIAN([.J14:.J19])" office:value-type="float" office:value="258735.5">
            <text:p>258,736</text:p>
          </table:table-cell>
          <table:table-cell table:style-name="ce2" table:formula="of:=MEDIAN([.K14:.K19])" office:value-type="float" office:value="377783">
            <text:p>377,783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74">
            <text:p>74</text:p>
          </table:table-cell>
          <table:table-cell office:value-type="float" office:value="21732849">
            <text:p>21,732,849</text:p>
          </table:table-cell>
          <table:table-cell office:value-type="float" office:value="31732849">
            <text:p>31,732,849</text:p>
          </table:table-cell>
          <table:table-cell office:value-type="float" office:value="293687">
            <text:p>293,687</text:p>
          </table:table-cell>
          <table:table-cell office:value-type="float" office:value="428822">
            <text:p>428,822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78">
            <text:p>78</text:p>
          </table:table-cell>
          <table:table-cell office:value-type="float" office:value="21735709">
            <text:p>21,735,709</text:p>
          </table:table-cell>
          <table:table-cell office:value-type="float" office:value="31735709">
            <text:p>31,735,709</text:p>
          </table:table-cell>
          <table:table-cell office:value-type="float" office:value="278663">
            <text:p>278,663</text:p>
          </table:table-cell>
          <table:table-cell office:value-type="float" office:value="406868">
            <text:p>406,868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91">
            <text:p>91</text:p>
          </table:table-cell>
          <table:table-cell office:value-type="float" office:value="21731529">
            <text:p>21,731,529</text:p>
          </table:table-cell>
          <table:table-cell office:value-type="float" office:value="31731529">
            <text:p>31,731,529</text:p>
          </table:table-cell>
          <table:table-cell office:value-type="float" office:value="238808">
            <text:p>238,808</text:p>
          </table:table-cell>
          <table:table-cell office:value-type="float" office:value="348698">
            <text:p>348,698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20">
            <text:p>120</text:p>
          </table:table-cell>
          <table:table-cell office:value-type="float" office:value="21735965">
            <text:p>21,735,965</text:p>
          </table:table-cell>
          <table:table-cell office:value-type="float" office:value="31735965">
            <text:p>31,735,965</text:p>
          </table:table-cell>
          <table:table-cell office:value-type="float" office:value="181133">
            <text:p>181,133</text:p>
          </table:table-cell>
          <table:table-cell office:value-type="float" office:value="264466">
            <text:p>264,466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">
            <text:p>10,000,000</text:p>
          </table:table-cell>
          <table:table-cell office:value-type="float" office:value="8">
            <text:p>8</text:p>
          </table:table-cell>
          <table:table-cell office:value-type="float" office:value="50000">
            <text:p>50,000</text:p>
          </table:table-cell>
          <table:table-cell office:value-type="float" office:value="685">
            <text:p>685</text:p>
          </table:table-cell>
          <table:table-cell office:value-type="float" office:value="60342610919632">
            <text:p>60,342,610,919,632</text:p>
          </table:table-cell>
          <table:table-cell office:value-type="float" office:value="170">
            <text:p>170</text:p>
          </table:table-cell>
          <table:table-cell office:value-type="float" office:value="21731945">
            <text:p>21,731,945</text:p>
          </table:table-cell>
          <table:table-cell office:value-type="float" office:value="31731945">
            <text:p>31,731,945</text:p>
          </table:table-cell>
          <table:table-cell office:value-type="float" office:value="127835">
            <text:p>127,835</text:p>
          </table:table-cell>
          <table:table-cell office:value-type="float" office:value="186659">
            <text:p>186,659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6160">
            <text:p>6,160</text:p>
          </table:table-cell>
          <table:table-cell office:value-type="float" office:value="217292541">
            <text:p>217,292,541</text:p>
          </table:table-cell>
          <table:table-cell office:value-type="float" office:value="317292541">
            <text:p>317,292,541</text:p>
          </table:table-cell>
          <table:table-cell office:value-type="float" office:value="35275">
            <text:p>35,275</text:p>
          </table:table-cell>
          <table:table-cell office:value-type="float" office:value="51509">
            <text:p>51,509</text:p>
          </table:table-cell>
          <table:table-cell table:style-name="ce2" table:formula="of:=MEDIAN([.G20:.G25])" office:value-type="float" office:value="6438.5">
            <text:p>6,439</text:p>
          </table:table-cell>
          <table:table-cell table:style-name="ce2" table:formula="of:=MEDIAN([.J20:.J25])" office:value-type="float" office:value="33753.5">
            <text:p>33,754</text:p>
          </table:table-cell>
          <table:table-cell table:style-name="ce2" table:formula="of:=MEDIAN([.K20:.K25])" office:value-type="float" office:value="49287">
            <text:p>49,287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6231">
            <text:p>6,231</text:p>
          </table:table-cell>
          <table:table-cell office:value-type="float" office:value="217293194">
            <text:p>217,293,194</text:p>
          </table:table-cell>
          <table:table-cell office:value-type="float" office:value="317293194">
            <text:p>317,293,194</text:p>
          </table:table-cell>
          <table:table-cell office:value-type="float" office:value="34873">
            <text:p>34,873</text:p>
          </table:table-cell>
          <table:table-cell office:value-type="float" office:value="50922">
            <text:p>50,922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6365">
            <text:p>6,365</text:p>
          </table:table-cell>
          <table:table-cell office:value-type="float" office:value="217293152">
            <text:p>217,293,152</text:p>
          </table:table-cell>
          <table:table-cell office:value-type="float" office:value="317293152">
            <text:p>317,293,152</text:p>
          </table:table-cell>
          <table:table-cell office:value-type="float" office:value="34139">
            <text:p>34,139</text:p>
          </table:table-cell>
          <table:table-cell office:value-type="float" office:value="49850">
            <text:p>49,85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6512">
            <text:p>6,512</text:p>
          </table:table-cell>
          <table:table-cell office:value-type="float" office:value="217293021">
            <text:p>217,293,021</text:p>
          </table:table-cell>
          <table:table-cell office:value-type="float" office:value="317293021">
            <text:p>317,293,021</text:p>
          </table:table-cell>
          <table:table-cell office:value-type="float" office:value="33368">
            <text:p>33,368</text:p>
          </table:table-cell>
          <table:table-cell office:value-type="float" office:value="48724">
            <text:p>48,724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6769">
            <text:p>6,769</text:p>
          </table:table-cell>
          <table:table-cell office:value-type="float" office:value="217293413">
            <text:p>217,293,413</text:p>
          </table:table-cell>
          <table:table-cell office:value-type="float" office:value="317293413">
            <text:p>317,293,413</text:p>
          </table:table-cell>
          <table:table-cell office:value-type="float" office:value="32101">
            <text:p>32,101</text:p>
          </table:table-cell>
          <table:table-cell office:value-type="float" office:value="46874">
            <text:p>46,874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00">
            <text:p>100,000,000</text:p>
          </table:table-cell>
          <table:table-cell office:value-type="float" office:value="8">
            <text:p>8</text:p>
          </table:table-cell>
          <table:table-cell office:value-type="float" office:value="500000">
            <text:p>500,000</text:p>
          </table:table-cell>
          <table:table-cell office:value-type="float" office:value="949">
            <text:p>949</text:p>
          </table:table-cell>
          <table:table-cell office:value-type="float" office:value="2.1851438291701E+015">
            <text:p>2,185,143,829,170,100</text:p>
          </table:table-cell>
          <table:table-cell office:value-type="float" office:value="11561">
            <text:p>11,561</text:p>
          </table:table-cell>
          <table:table-cell office:value-type="float" office:value="217293361">
            <text:p>217,293,361</text:p>
          </table:table-cell>
          <table:table-cell office:value-type="float" office:value="317293361">
            <text:p>317,293,361</text:p>
          </table:table-cell>
          <table:table-cell office:value-type="float" office:value="18795">
            <text:p>18,795</text:p>
          </table:table-cell>
          <table:table-cell office:value-type="float" office:value="27445">
            <text:p>27,445</text:p>
          </table:table-cell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onds_3n+1" table:style-name="ta1">
        <table:shapes>
          <draw:frame draw:z-index="0" draw:style-name="gr1" draw:text-style-name="P1" svg:width="5.0898in" svg:height="3.5287in" svg:x="4.287in" svg:y="0.0398in">
            <draw:object draw:notify-on-update-of-ranges="'Seconds_3n+1'.A2:'Seconds_3n+1'.A5 'Seconds_3n+1'.B1:'Seconds_3n+1'.B1 'Seconds_3n+1'.B2:'Seconds_3n+1'.B5 'Seconds_3n+1'.A2:'Seconds_3n+1'.A5 'Seconds_3n+1'.D1:'Seconds_3n+1'.D1 'Seconds_3n+1'.D2:'Seconds_3n+1'.D5 'Seconds_3n+1'.A2:'Seconds_3n+1'.A5 'Seconds_3n+1'.E1:'Seconds_3n+1'.E1 'Seconds_3n+1'.E2:'Seconds_3n+1'.E5 'Seconds_3n+1'.A2:'Seconds_3n+1'.A5 'Seconds_3n+1'.F1:'Seconds_3n+1'.F1 'Seconds_3n+1'.F2:'Seconds_3n+1'.F5 'Seconds_3n+1'.A2:'Seconds_3n+1'.A5 'Seconds_3n+1'.G1:'Seconds_3n+1'.G1 'Seconds_3n+1'.G2:'Seconds_3n+1'.G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1" table:default-cell-style-name="ce5"/>
        <table:table-column table:style-name="co19" table:default-cell-style-name="ce5"/>
        <table:table-column table:style-name="co21" table:default-cell-style-name="ce5"/>
        <table:table-column table:style-name="co11" table:number-columns-repeated="1017" table:default-cell-style-name="Default"/>
        <table:table-row table:style-name="ro3">
          <table:table-cell table:style-name="ce4" office:value-type="string">
            <text:p>Range end</text:p>
          </table:table-cell>
          <table:table-cell table:style-name="ce4" office:value-type="string">
            <text:p>btrfs</text:p>
          </table:table-cell>
          <table:table-cell table:style-name="ce4" office:value-type="string">
            <text:p>ext2</text:p>
          </table:table-cell>
          <table:table-cell table:style-name="ce4" office:value-type="string">
            <text:p>ext3</text:p>
          </table:table-cell>
          <table:table-cell table:style-name="ce4" office:value-type="string">
            <text:p>ext4</text:p>
          </table:table-cell>
          <table:table-cell table:style-name="ce4" office:value-type="string">
            <text:p>jfs</text:p>
          </table:table-cell>
          <table:table-cell table:style-name="ce4" office:value-type="string">
            <text:p>xfs</text:p>
          </table:table-cell>
          <table:table-cell table:style-name="ce6" table:number-columns-repeated="1017"/>
        </table:table-row>
        <table:table-row table:style-name="ro2">
          <table:table-cell office:value-type="float" office:value="100000">
            <text:p>100,000</text:p>
          </table:table-cell>
          <table:table-cell table:formula="of:=[$'btrfs_3n+1'.$L$2]" office:value-type="float" office:value="1">
            <text:p>1</text:p>
          </table:table-cell>
          <table:table-cell table:formula="of:=[$'ext2_3n+1'.$L$2]" office:value-type="float" office:value="1">
            <text:p>1</text:p>
          </table:table-cell>
          <table:table-cell table:formula="of:=[$'ext3_3n+1'.$L$2]" office:value-type="float" office:value="1">
            <text:p>1</text:p>
          </table:table-cell>
          <table:table-cell table:formula="of:=[$'ext4_3n+1'.$L$2]" office:value-type="float" office:value="1">
            <text:p>1</text:p>
          </table:table-cell>
          <table:table-cell table:formula="of:=[$'jfs_3n+1'.$L$2]" office:value-type="float" office:value="1">
            <text:p>1</text:p>
          </table:table-cell>
          <table:table-cell table:formula="of:=[$'xfs_3n+1'.$L$2]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00000">
            <text:p>1,000,000</text:p>
          </table:table-cell>
          <table:table-cell table:formula="of:=[$'btrfs_3n+1'.$L$5]" office:value-type="float" office:value="4">
            <text:p>4</text:p>
          </table:table-cell>
          <table:table-cell table:formula="of:=[$'ext2_3n+1'.$L$8]" office:value-type="float" office:value="4.5">
            <text:p>5</text:p>
          </table:table-cell>
          <table:table-cell table:formula="of:=[$'ext3_3n+1'.$L$5]" office:value-type="float" office:value="5">
            <text:p>5</text:p>
          </table:table-cell>
          <table:table-cell table:formula="of:=[$'ext4_3n+1'.$L$5]" office:value-type="float" office:value="5">
            <text:p>5</text:p>
          </table:table-cell>
          <table:table-cell table:formula="of:=[$'jfs_3n+1'.$L$8]" office:value-type="float" office:value="5">
            <text:p>5</text:p>
          </table:table-cell>
          <table:table-cell table:formula="of:=[$'xfs_3n+1'.$L$8]" office:value-type="float" office:value="5">
            <text:p>5</text:p>
          </table:table-cell>
          <table:table-cell table:number-columns-repeated="1017"/>
        </table:table-row>
        <table:table-row table:style-name="ro2">
          <table:table-cell office:value-type="float" office:value="10000000">
            <text:p>10,000,000</text:p>
          </table:table-cell>
          <table:table-cell table:formula="of:=[$'btrfs_3n+1'.$L8]" office:value-type="float" office:value="83">
            <text:p>83</text:p>
          </table:table-cell>
          <table:table-cell table:formula="of:=[$'ext2_3n+1'.$L$14]" office:value-type="float" office:value="569">
            <text:p>569</text:p>
          </table:table-cell>
          <table:table-cell table:formula="of:=[$'ext3_3n+1'.$L$8]" office:value-type="float" office:value="1620">
            <text:p>1,620</text:p>
          </table:table-cell>
          <table:table-cell table:formula="of:=[$'ext4_3n+1'.$L$8]" office:value-type="float" office:value="83">
            <text:p>83</text:p>
          </table:table-cell>
          <table:table-cell table:formula="of:=[$'jfs_3n+1'.$L$14]" office:value-type="float" office:value="134.5">
            <text:p>135</text:p>
          </table:table-cell>
          <table:table-cell table:formula="of:=[$'xfs_3n+1'.$L$14]" office:value-type="float" office:value="84.5">
            <text:p>85</text:p>
          </table:table-cell>
          <table:table-cell table:number-columns-repeated="1017"/>
        </table:table-row>
        <table:table-row table:style-name="ro2">
          <table:table-cell office:value-type="float" office:value="100000000">
            <text:p>100,000,000</text:p>
          </table:table-cell>
          <table:table-cell table:formula="of:=btrfs_100000000_seconds" office:value-type="float" office:value="15114">
            <text:p>15,114</text:p>
          </table:table-cell>
          <table:table-cell table:formula="of:=[$'ext2_3n+1'.$L$20]" office:value-type="float" office:value="125724">
            <text:p>125,724</text:p>
          </table:table-cell>
          <table:table-cell table:formula="of:=[$'ext3_3n+1'.$L$11]" office:value-type="float" office:value="43354">
            <text:p>43,354</text:p>
          </table:table-cell>
          <table:table-cell table:formula="of:=[$'ext4_3n+1'.$L$11]" office:value-type="float" office:value="8695">
            <text:p>8,695</text:p>
          </table:table-cell>
          <table:table-cell table:formula="of:=[$'jfs_3n+1'.$L$20]" office:value-type="float" office:value="15149.5">
            <text:p>15,150</text:p>
          </table:table-cell>
          <table:table-cell table:formula="of:=[$'xfs_3n+1'.$L$20]" office:value-type="float" office:value="6438.5">
            <text:p>6,439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s_3n+1" table:style-name="ta1">
        <table:shapes>
          <draw:frame draw:z-index="0" draw:style-name="gr1" draw:text-style-name="P1" svg:width="5.0898in" svg:height="3.5287in" svg:x="4.8051in" svg:y="0.0201in">
            <draw:object draw:notify-on-update-of-ranges="'Reads_3n+1'.A2:'Reads_3n+1'.A5 'Reads_3n+1'.B1:'Reads_3n+1'.B1 'Reads_3n+1'.B2:'Reads_3n+1'.B5 'Reads_3n+1'.A2:'Reads_3n+1'.A5 'Reads_3n+1'.D1:'Reads_3n+1'.D1 'Reads_3n+1'.D2:'Reads_3n+1'.D5 'Reads_3n+1'.A2:'Reads_3n+1'.A5 'Reads_3n+1'.E1:'Reads_3n+1'.E1 'Reads_3n+1'.E2:'Reads_3n+1'.E5 'Reads_3n+1'.A2:'Reads_3n+1'.A5 'Reads_3n+1'.F1:'Reads_3n+1'.F1 'Reads_3n+1'.F2:'Reads_3n+1'.F5 'Reads_3n+1'.A2:'Reads_3n+1'.A5 'Reads_3n+1'.G1:'Reads_3n+1'.G1 'Reads_3n+1'.G2:'Reads_3n+1'.G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2" table:default-cell-style-name="ce5"/>
        <table:table-column table:style-name="co11" table:number-columns-repeated="1017" table:default-cell-style-name="Default"/>
        <table:table-row table:style-name="ro3">
          <table:table-cell table:style-name="ce4" office:value-type="string">
            <text:p>Range end</text:p>
          </table:table-cell>
          <table:table-cell table:style-name="ce4" office:value-type="string">
            <text:p>btrfs</text:p>
          </table:table-cell>
          <table:table-cell table:style-name="ce4" office:value-type="string">
            <text:p>ext2</text:p>
          </table:table-cell>
          <table:table-cell table:style-name="ce4" office:value-type="string">
            <text:p>ext3</text:p>
          </table:table-cell>
          <table:table-cell table:style-name="ce4" office:value-type="string">
            <text:p>ext4</text:p>
          </table:table-cell>
          <table:table-cell table:style-name="ce4" office:value-type="string">
            <text:p>jfs</text:p>
          </table:table-cell>
          <table:table-cell table:style-name="ce4" office:value-type="string">
            <text:p>xfs</text:p>
          </table:table-cell>
          <table:table-cell table:style-name="ce6" table:number-columns-repeated="1017"/>
        </table:table-row>
        <table:table-row table:style-name="ro2">
          <table:table-cell office:value-type="float" office:value="100000">
            <text:p>100,000</text:p>
          </table:table-cell>
          <table:table-cell table:formula="of:=[$'btrfs_3n+1'.$N$2]" office:value-type="float" office:value="318011.5">
            <text:p>318,012</text:p>
          </table:table-cell>
          <table:table-cell table:formula="of:=[$'ext2_3n+1'.$N$2]" office:value-type="float" office:value="317843.5">
            <text:p>317,844</text:p>
          </table:table-cell>
          <table:table-cell table:formula="of:=[$'ext3_3n+1'.$N$2]" office:value-type="float" office:value="317718">
            <text:p>317,718</text:p>
          </table:table-cell>
          <table:table-cell table:formula="of:=[$'ext4_3n+1'.$N$2]" office:value-type="float" office:value="317837.5">
            <text:p>317,838</text:p>
          </table:table-cell>
          <table:table-cell table:formula="of:=[$'jfs_3n+1'.$N$2]" office:value-type="float" office:value="317712">
            <text:p>317,712</text:p>
          </table:table-cell>
          <table:table-cell table:formula="of:=[$'xfs_3n+1'.$N$2]" office:value-type="float" office:value="317776.5">
            <text:p>317,777</text:p>
          </table:table-cell>
          <table:table-cell table:number-columns-repeated="1017"/>
        </table:table-row>
        <table:table-row table:style-name="ro2">
          <table:table-cell office:value-type="float" office:value="1000000">
            <text:p>1,000,000</text:p>
          </table:table-cell>
          <table:table-cell table:formula="of:=[$'btrfs_3n+1'.$N$5]" office:value-type="float" office:value="792516">
            <text:p>792,516</text:p>
          </table:table-cell>
          <table:table-cell table:formula="of:=[$'ext2_3n+1'.$N$8]" office:value-type="float" office:value="713232.5">
            <text:p>713,233</text:p>
          </table:table-cell>
          <table:table-cell table:formula="of:=[$'ext3_3n+1'.$N$5]" office:value-type="float" office:value="633988">
            <text:p>633,988</text:p>
          </table:table-cell>
          <table:table-cell table:formula="of:=[$'ext4_3n+1'.$N$5]" office:value-type="float" office:value="634027">
            <text:p>634,027</text:p>
          </table:table-cell>
          <table:table-cell table:formula="of:=[$'jfs_3n+1'.$N$8]" office:value-type="float" office:value="633972">
            <text:p>633,972</text:p>
          </table:table-cell>
          <table:table-cell table:formula="of:=[$'xfs_3n+1'.$N$8]" office:value-type="float" office:value="634015.5">
            <text:p>634,016</text:p>
          </table:table-cell>
          <table:table-cell table:number-columns-repeated="1017"/>
        </table:table-row>
        <table:table-row table:style-name="ro2">
          <table:table-cell office:value-type="float" office:value="10000000">
            <text:p>10,000,000</text:p>
          </table:table-cell>
          <table:table-cell table:formula="of:=[$'btrfs_3n+1'.$N8]" office:value-type="float" office:value="382329">
            <text:p>382,329</text:p>
          </table:table-cell>
          <table:table-cell table:formula="of:=[$'ext2_3n+1'.$N$14]" office:value-type="float" office:value="56460.5">
            <text:p>56,461</text:p>
          </table:table-cell>
          <table:table-cell table:formula="of:=[$'ext3_3n+1'.$N$8]" office:value-type="float" office:value="19589">
            <text:p>19,589</text:p>
          </table:table-cell>
          <table:table-cell table:formula="of:=[$'ext4_3n+1'.$N$8]" office:value-type="float" office:value="382323">
            <text:p>382,323</text:p>
          </table:table-cell>
          <table:table-cell table:formula="of:=[$'jfs_3n+1'.$N$14]" office:value-type="float" office:value="236492.5">
            <text:p>236,493</text:p>
          </table:table-cell>
          <table:table-cell table:formula="of:=[$'xfs_3n+1'.$N$14]" office:value-type="float" office:value="377783">
            <text:p>377,783</text:p>
          </table:table-cell>
          <table:table-cell table:number-columns-repeated="1017"/>
        </table:table-row>
        <table:table-row table:style-name="ro2">
          <table:table-cell office:value-type="float" office:value="100000000">
            <text:p>100,000,000</text:p>
          </table:table-cell>
          <table:table-cell table:formula="of:=[$'btrfs_3n+1'.$N$11]" office:value-type="float" office:value="20993">
            <text:p>20,993</text:p>
          </table:table-cell>
          <table:table-cell table:formula="of:=[$'ext2_3n+1'.$N$20]" office:value-type="float" office:value="2524">
            <text:p>2,524</text:p>
          </table:table-cell>
          <table:table-cell table:formula="of:=[$'ext3_3n+1'.$N$11]" office:value-type="float" office:value="7319">
            <text:p>7,319</text:p>
          </table:table-cell>
          <table:table-cell table:formula="of:=[$'ext4_3n+1'.$N$11]" office:value-type="float" office:value="36492">
            <text:p>36,492</text:p>
          </table:table-cell>
          <table:table-cell table:formula="of:=[$'jfs_3n+1'.$N$20]" office:value-type="float" office:value="20949">
            <text:p>20,949</text:p>
          </table:table-cell>
          <table:table-cell table:formula="of:=[$'xfs_3n+1'.$N$20]" office:value-type="float" office:value="49287">
            <text:p>49,287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pdates_3n+1" table:style-name="ta1">
        <table:shapes>
          <draw:frame draw:z-index="0" draw:style-name="gr1" draw:text-style-name="P1" svg:width="5.0898in" svg:height="3.5287in" svg:x="4.8051in" svg:y="0.0201in">
            <draw:object draw:notify-on-update-of-ranges="'Updates_3n+1'.A2:'Updates_3n+1'.A5 'Updates_3n+1'.B1:'Updates_3n+1'.B1 'Updates_3n+1'.B2:'Updates_3n+1'.B5 'Updates_3n+1'.A2:'Updates_3n+1'.A5 'Updates_3n+1'.D1:'Updates_3n+1'.D1 'Updates_3n+1'.D2:'Updates_3n+1'.D5 'Updates_3n+1'.A2:'Updates_3n+1'.A5 'Updates_3n+1'.E1:'Updates_3n+1'.E1 'Updates_3n+1'.E2:'Updates_3n+1'.E5 'Updates_3n+1'.A2:'Updates_3n+1'.A5 'Updates_3n+1'.F1:'Updates_3n+1'.F1 'Updates_3n+1'.F2:'Updates_3n+1'.F5 'Updates_3n+1'.A2:'Updates_3n+1'.A5 'Updates_3n+1'.G1:'Updates_3n+1'.G1 'Updates_3n+1'.G2:'Updates_3n+1'.G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0" table:default-cell-style-name="ce5"/>
        <table:table-column table:style-name="co19" table:default-cell-style-name="ce5"/>
        <table:table-column table:style-name="co22" table:default-cell-style-name="ce5"/>
        <table:table-column table:style-name="co11" table:number-columns-repeated="1017" table:default-cell-style-name="Default"/>
        <table:table-row table:style-name="ro3">
          <table:table-cell table:style-name="ce4" office:value-type="string">
            <text:p>Range end</text:p>
          </table:table-cell>
          <table:table-cell table:style-name="ce4" office:value-type="string">
            <text:p>btrfs</text:p>
          </table:table-cell>
          <table:table-cell table:style-name="ce4" office:value-type="string">
            <text:p>ext2</text:p>
          </table:table-cell>
          <table:table-cell table:style-name="ce4" office:value-type="string">
            <text:p>ext3</text:p>
          </table:table-cell>
          <table:table-cell table:style-name="ce4" office:value-type="string">
            <text:p>ext4</text:p>
          </table:table-cell>
          <table:table-cell table:style-name="ce4" office:value-type="string">
            <text:p>jfs</text:p>
          </table:table-cell>
          <table:table-cell table:style-name="ce4" office:value-type="string">
            <text:p>xfs</text:p>
          </table:table-cell>
          <table:table-cell table:style-name="ce6" table:number-columns-repeated="1017"/>
        </table:table-row>
        <table:table-row table:style-name="ro2">
          <table:table-cell office:value-type="float" office:value="100000">
            <text:p>100,000</text:p>
          </table:table-cell>
          <table:table-cell table:formula="of:=[$'btrfs_3n+1'.$M$2]" office:value-type="float" office:value="218011.5">
            <text:p>218,012</text:p>
          </table:table-cell>
          <table:table-cell table:formula="of:=[$'ext2_3n+1'.$M$2]" office:value-type="float" office:value="217843.5">
            <text:p>217,844</text:p>
          </table:table-cell>
          <table:table-cell table:formula="of:=[$'ext3_3n+1'.$M$2]" office:value-type="float" office:value="217718">
            <text:p>217,718</text:p>
          </table:table-cell>
          <table:table-cell table:formula="of:=[$'ext4_3n+1'.$M$2]" office:value-type="float" office:value="217837.5">
            <text:p>217,838</text:p>
          </table:table-cell>
          <table:table-cell table:formula="of:=[$'jfs_3n+1'.$M$2]" office:value-type="float" office:value="217712">
            <text:p>217,712</text:p>
          </table:table-cell>
          <table:table-cell table:formula="of:=[$'xfs_3n+1'.$M$2]" office:value-type="float" office:value="217776.5">
            <text:p>217,777</text:p>
          </table:table-cell>
          <table:table-cell table:number-columns-repeated="1017"/>
        </table:table-row>
        <table:table-row table:style-name="ro2">
          <table:table-cell office:value-type="float" office:value="1000000">
            <text:p>1,000,000</text:p>
          </table:table-cell>
          <table:table-cell table:formula="of:=[$'btrfs_3n+1'.$M$5]" office:value-type="float" office:value="542516">
            <text:p>542,516</text:p>
          </table:table-cell>
          <table:table-cell table:formula="of:=[$'ext2_3n+1'.$M$8]" office:value-type="float" office:value="488232.5">
            <text:p>488,233</text:p>
          </table:table-cell>
          <table:table-cell table:formula="of:=[$'ext3_3n+1'.$M$5]" office:value-type="float" office:value="433988">
            <text:p>433,988</text:p>
          </table:table-cell>
          <table:table-cell table:formula="of:=[$'ext4_3n+1'.$M$5]" office:value-type="float" office:value="434027">
            <text:p>434,027</text:p>
          </table:table-cell>
          <table:table-cell table:formula="of:=[$'jfs_3n+1'.$M$8]" office:value-type="float" office:value="433972">
            <text:p>433,972</text:p>
          </table:table-cell>
          <table:table-cell table:formula="of:=[$'xfs_3n+1'.$M$8]" office:value-type="float" office:value="434015.5">
            <text:p>434,016</text:p>
          </table:table-cell>
          <table:table-cell table:number-columns-repeated="1017"/>
        </table:table-row>
        <table:table-row table:style-name="ro2">
          <table:table-cell office:value-type="float" office:value="10000000">
            <text:p>10,000,000</text:p>
          </table:table-cell>
          <table:table-cell table:formula="of:=[$'btrfs_3n+1'.$M$8]" office:value-type="float" office:value="261847">
            <text:p>261,847</text:p>
          </table:table-cell>
          <table:table-cell table:formula="of:=[$'ext2_3n+1'.$M$14]" office:value-type="float" office:value="38667.5">
            <text:p>38,668</text:p>
          </table:table-cell>
          <table:table-cell table:formula="of:=[$'ext3_3n+1'.$M$8]" office:value-type="float" office:value="13416">
            <text:p>13,416</text:p>
          </table:table-cell>
          <table:table-cell table:formula="of:=[$'ext4_3n+1'.$M$8]" office:value-type="float" office:value="261841">
            <text:p>261,841</text:p>
          </table:table-cell>
          <table:table-cell table:formula="of:=[$'jfs_3n+1'.$M$14]" office:value-type="float" office:value="161969">
            <text:p>161,969</text:p>
          </table:table-cell>
          <table:table-cell table:formula="of:=[$'xfs_3n+1'.$M$14]" office:value-type="float" office:value="258735.5">
            <text:p>258,736</text:p>
          </table:table-cell>
          <table:table-cell table:number-columns-repeated="1017"/>
        </table:table-row>
        <table:table-row table:style-name="ro2">
          <table:table-cell office:value-type="float" office:value="100000000">
            <text:p>100,000,000</text:p>
          </table:table-cell>
          <table:table-cell table:formula="of:=[$'btrfs_3n+1'.$M$11]" office:value-type="float" office:value="14377">
            <text:p>14,377</text:p>
          </table:table-cell>
          <table:table-cell table:formula="of:=[$'ext2_3n+1'.$M$20]" office:value-type="float" office:value="1728.5">
            <text:p>1,729</text:p>
          </table:table-cell>
          <table:table-cell table:formula="of:=[$'ext3_3n+1'.$M$11]" office:value-type="float" office:value="5012">
            <text:p>5,012</text:p>
          </table:table-cell>
          <table:table-cell table:formula="of:=[$'ext4_3n+1'.$M$11]" office:value-type="float" office:value="24991">
            <text:p>24,991</text:p>
          </table:table-cell>
          <table:table-cell table:formula="of:=[$'jfs_3n+1'.$M$20]" office:value-type="float" office:value="14347">
            <text:p>14,347</text:p>
          </table:table-cell>
          <table:table-cell table:formula="of:=[$'xfs_3n+1'.$M$20]" office:value-type="float" office:value="33753.5">
            <text:p>33,754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trfs_iothrash" table:style-name="ta1">
        <table:table-column table:style-name="co23" table:default-cell-style-name="ce2"/>
        <table:table-column table:style-name="co2" table:default-cell-style-name="ce2"/>
        <table:table-column table:style-name="co19" table:default-cell-style-name="ce2"/>
        <table:table-column table:style-name="co24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9"/>
        <table:table-column table:style-name="co20" table:default-cell-style-name="ce9"/>
        <table:table-column table:style-name="co21" table:default-cell-style-name="ce9"/>
        <table:table-column table:style-name="co2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1008" table:default-cell-style-name="Default"/>
        <table:table-row table:style-name="ro4">
          <table:table-cell table:style-name="ce7" office:value-type="string">
            <text:p>dbFileSIze</text:p>
          </table:table-cell>
          <table:table-cell table:style-name="ce7" office:value-type="string">
            <office:annotation draw:style-name="gr2" draw:text-style-name="P2" svg:width="1.1413in" svg:height="0.7059in" svg:x="2.0138in" svg:y="0in" draw:caption-point-x="-0.3366in" draw:caption-point-y="0.0039in">
              <dc:creator>KSB</dc:creator>
              <dc:date>2013-04-25T00:00:00</dc:date>
              <text:p text:style-name="P2"><text:span text:style-name="T1">999999999 means don't let journal file size stop benchmark</text:span></text:p>
            </office:annotation>
            <text:p>jnlFileSize</text:p>
          </table:table-cell>
          <table:table-cell table:style-name="ce7" office:value-type="string">
            <text:p>nProcs</text:p>
          </table:table-cell>
          <table:table-cell table:style-name="ce7" office:value-type="string">
            <text:p>blkSize</text:p>
          </table:table-cell>
          <table:table-cell table:style-name="ce7" office:value-type="string">
            <text:p>minWriteSize</text:p>
          </table:table-cell>
          <table:table-cell table:style-name="ce7" office:value-type="string">
            <text:p>nIo</text:p>
          </table:table-cell>
          <table:table-cell table:style-name="ce7" office:value-type="string">
            <office:annotation draw:style-name="gr3" draw:text-style-name="P2" svg:width="1.1413in" svg:height="0.5492in" svg:x="6.4583in" svg:y="0in" draw:caption-point-x="-0.9063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fsyncInterval</text:p>
          </table:table-cell>
          <table:table-cell table:style-name="ce6" office:value-type="string">
            <text:p>%reads</text:p>
          </table:table-cell>
          <table:table-cell table:style-name="ce6" office:value-type="string">
            <text:p>%ioUnderLock</text:p>
          </table:table-cell>
          <table:table-cell table:style-name="ce7" office:value-type="string">
            <office:annotation draw:style-name="gr3" draw:text-style-name="P2" svg:width="1.1413in" svg:height="0.5492in" svg:x="9.1248in" svg:y="0in" draw:caption-point-x="-0.7902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maxEpchWrites</text:p>
          </table:table-cell>
          <table:table-cell table:style-name="ce8" office:value-type="string">
            <text:p>elapsed</text:p>
          </table:table-cell>
          <table:table-cell table:style-name="ce8" office:value-type="string">
            <text:p>system</text:p>
          </table:table-cell>
          <table:table-cell table:style-name="ce8" office:value-type="string">
            <text:p>user</text:p>
          </table:table-cell>
          <table:table-cell table:style-name="ce3" office:value-type="string">
            <text:p>median elapsed</text:p>
          </table:table-cell>
          <table:table-cell table:style-name="ce3" office:value-type="string">
            <text:p>median system</text:p>
          </table:table-cell>
          <table:table-cell table:style-name="ce3" office:value-type="string">
            <text:p>median user</text:p>
          </table:table-cell>
          <table:table-cell table:style-name="ce6"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83">
            <text:p>0.83</text:p>
          </table:table-cell>
          <table:table-cell office:value-type="float" office:value="1.22">
            <text:p>1.22</text:p>
          </table:table-cell>
          <table:table-cell office:value-type="float" office:value="0.01">
            <text:p>0.01</text:p>
          </table:table-cell>
          <table:table-cell table:style-name="ce9" table:formula="of:=MEDIAN([.K2:.K4])" office:value-type="float" office:value="0.33">
            <text:p>0.33</text:p>
          </table:table-cell>
          <table:table-cell table:style-name="ce9" table:formula="of:=MEDIAN([.L2:.L4])" office:value-type="float" office:value="1.09">
            <text:p>1.09</text:p>
          </table:table-cell>
          <table:table-cell table:style-name="ce9" table:formula="of:=MEDIAN([.M2:.M4])" office:value-type="float" office:value="0.01">
            <text:p>0.01</text:p>
          </table:table-cell>
          <table:table-cell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32">
            <text:p>0.32</text:p>
          </table:table-cell>
          <table:table-cell office:value-type="float" office:value="1.08">
            <text:p>1.08</text:p>
          </table:table-cell>
          <table:table-cell office:value-type="float" office:value="0">
            <text:p>0.00</text:p>
          </table:table-cell>
          <table:table-cell table:number-columns-repeated="1011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33">
            <text:p>0.33</text:p>
          </table:table-cell>
          <table:table-cell office:value-type="float" office:value="1.09">
            <text:p>1.09</text:p>
          </table:table-cell>
          <table:table-cell office:value-type="float" office:value="0.02">
            <text:p>0.02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4.28">
            <text:p>4.28</text:p>
          </table:table-cell>
          <table:table-cell office:value-type="float" office:value="11">
            <text:p>11.00</text:p>
          </table:table-cell>
          <table:table-cell office:value-type="float" office:value="0.36">
            <text:p>0.36</text:p>
          </table:table-cell>
          <table:table-cell table:style-name="ce9" table:formula="of:=MEDIAN([.K5:.K7])" office:value-type="float" office:value="3.09">
            <text:p>3.09</text:p>
          </table:table-cell>
          <table:table-cell table:style-name="ce9" table:formula="of:=MEDIAN([.L5:.L7])" office:value-type="float" office:value="10.33">
            <text:p>10.33</text:p>
          </table:table-cell>
          <table:table-cell table:style-name="ce9" table:formula="of:=MEDIAN([.M5:.M7])" office:value-type="float" office:value="0.34">
            <text:p>0.34</text:p>
          </table:table-cell>
          <table:table-cell table:number-columns-repeated="1008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.08">
            <text:p>3.08</text:p>
          </table:table-cell>
          <table:table-cell office:value-type="float" office:value="10.28">
            <text:p>10.28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.09">
            <text:p>3.09</text:p>
          </table:table-cell>
          <table:table-cell office:value-type="float" office:value="10.33">
            <text:p>10.33</text:p>
          </table:table-cell>
          <table:table-cell office:value-type="float" office:value="0.34">
            <text:p>0.34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94.99">
            <text:p>394.99</text:p>
          </table:table-cell>
          <table:table-cell office:value-type="float" office:value="143.62">
            <text:p>143.62</text:p>
          </table:table-cell>
          <table:table-cell office:value-type="float" office:value="5.19">
            <text:p>5.19</text:p>
          </table:table-cell>
          <table:table-cell table:style-name="ce9" table:formula="of:=MEDIAN([.K8:.K10])" office:value-type="float" office:value="359.15">
            <text:p>359.15</text:p>
          </table:table-cell>
          <table:table-cell table:style-name="ce9" table:formula="of:=MEDIAN([.L8:.L10])" office:value-type="float" office:value="140.26">
            <text:p>140.26</text:p>
          </table:table-cell>
          <table:table-cell table:style-name="ce9" table:formula="of:=MEDIAN([.M8:.M10])" office:value-type="float" office:value="5">
            <text:p>5.00</text:p>
          </table:table-cell>
          <table:table-cell table:number-columns-repeated="1008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285.78">
            <text:p>285.78</text:p>
          </table:table-cell>
          <table:table-cell office:value-type="float" office:value="134.73">
            <text:p>134.73</text:p>
          </table:table-cell>
          <table:table-cell office:value-type="float" office:value="4.66">
            <text:p>4.66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59.15">
            <text:p>359.15</text:p>
          </table:table-cell>
          <table:table-cell office:value-type="float" office:value="140.26">
            <text:p>140.26</text:p>
          </table:table-cell>
          <table:table-cell office:value-type="float" office:value="5">
            <text:p>5.00</text:p>
          </table:table-cell>
          <table:table-cell table:number-columns-repeated="1011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73510.83">
            <text:p>73,510.83</text:p>
          </table:table-cell>
          <table:table-cell office:value-type="float" office:value="1300.85">
            <text:p>1,300.85</text:p>
          </table:table-cell>
          <table:table-cell office:value-type="float" office:value="47.93">
            <text:p>47.93</text:p>
          </table:table-cell>
          <table:table-cell table:style-name="ce9" table:formula="of:=MEDIAN([.K11:.K13])" office:value-type="float" office:value="72919.42">
            <text:p>72,919.42</text:p>
          </table:table-cell>
          <table:table-cell table:style-name="ce9" table:formula="of:=MEDIAN([.L11:.L13])" office:value-type="float" office:value="1257.715">
            <text:p>1,257.72</text:p>
          </table:table-cell>
          <table:table-cell table:style-name="ce9" table:formula="of:=MEDIAN([.M11:.M13])" office:value-type="float" office:value="45.975">
            <text:p>45.98</text:p>
          </table:table-cell>
          <table:table-cell table:number-columns-repeated="1008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72328.01">
            <text:p>72,328.01</text:p>
          </table:table-cell>
          <table:table-cell office:value-type="float" office:value="1214.58">
            <text:p>1,214.58</text:p>
          </table:table-cell>
          <table:table-cell office:value-type="float" office:value="44.02">
            <text:p>44.02</text:p>
          </table:table-cell>
          <table:table-cell table:number-columns-repeated="1011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3_iothrash" table:style-name="ta1">
        <table:table-column table:style-name="co23" table:default-cell-style-name="ce2"/>
        <table:table-column table:style-name="co2" table:default-cell-style-name="ce2"/>
        <table:table-column table:style-name="co19" table:default-cell-style-name="ce2"/>
        <table:table-column table:style-name="co24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1" table:default-cell-style-name="ce9"/>
        <table:table-column table:style-name="co20" table:default-cell-style-name="ce9"/>
        <table:table-column table:style-name="co21" table:default-cell-style-name="ce9"/>
        <table:table-column table:style-name="co31" table:default-cell-style-name="ce9"/>
        <table:table-column table:style-name="co19" table:default-cell-style-name="ce9"/>
        <table:table-column table:style-name="co32" table:default-cell-style-name="ce9"/>
        <table:table-column table:style-name="co11" table:number-columns-repeated="1008" table:default-cell-style-name="Default"/>
        <table:table-row table:style-name="ro5">
          <table:table-cell table:style-name="ce7" office:value-type="string">
            <text:p>dbFileSIze</text:p>
          </table:table-cell>
          <table:table-cell table:style-name="ce7" office:value-type="string">
            <office:annotation draw:style-name="gr2" draw:text-style-name="P2" svg:width="1.1413in" svg:height="0.7059in" svg:x="2.0138in" svg:y="0in" draw:caption-point-x="-0.3366in" draw:caption-point-y="0.0039in">
              <dc:creator>KSB</dc:creator>
              <dc:date>2013-04-25T00:00:00</dc:date>
              <text:p text:style-name="P2"><text:span text:style-name="T1">999999999 means don't let journal file size stop benchmark</text:span></text:p>
            </office:annotation>
            <text:p>jnlFileSize</text:p>
          </table:table-cell>
          <table:table-cell table:style-name="ce7" office:value-type="string">
            <text:p>nProcs</text:p>
          </table:table-cell>
          <table:table-cell table:style-name="ce7" office:value-type="string">
            <text:p>blkSize</text:p>
          </table:table-cell>
          <table:table-cell table:style-name="ce7" office:value-type="string">
            <text:p>minWriteSize</text:p>
          </table:table-cell>
          <table:table-cell table:style-name="ce7" office:value-type="string">
            <text:p>nIo</text:p>
          </table:table-cell>
          <table:table-cell table:style-name="ce7" office:value-type="string">
            <office:annotation draw:style-name="gr3" draw:text-style-name="P2" svg:width="1.1413in" svg:height="0.5492in" svg:x="6.4583in" svg:y="0in" draw:caption-point-x="-0.9063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fsyncInterval</text:p>
          </table:table-cell>
          <table:table-cell table:style-name="ce6" office:value-type="string">
            <text:p>%reads</text:p>
          </table:table-cell>
          <table:table-cell table:style-name="ce6" office:value-type="string">
            <text:p>%ioUnderLock</text:p>
          </table:table-cell>
          <table:table-cell table:style-name="ce7" office:value-type="string">
            <office:annotation draw:style-name="gr3" draw:text-style-name="P2" svg:width="1.1413in" svg:height="0.5492in" svg:x="9.1248in" svg:y="0in" draw:caption-point-x="-0.7902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maxEpchWrites</text:p>
          </table:table-cell>
          <table:table-cell table:style-name="ce8" office:value-type="string">
            <text:p>elapsed</text:p>
          </table:table-cell>
          <table:table-cell table:style-name="ce8" office:value-type="string">
            <text:p>system</text:p>
          </table:table-cell>
          <table:table-cell table:style-name="ce8" office:value-type="string">
            <text:p>user</text:p>
          </table:table-cell>
          <table:table-cell table:style-name="ce10" office:value-type="string">
            <text:p>median elapsed</text:p>
          </table:table-cell>
          <table:table-cell table:style-name="ce10" office:value-type="string">
            <text:p>median system</text:p>
          </table:table-cell>
          <table:table-cell table:style-name="ce10" office:value-type="string">
            <text:p>median user</text:p>
          </table:table-cell>
          <table:table-cell table:style-name="ce6"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table:formula="of:=MEDIAN([.K2:.K4])" office:value-type="float" office:value="0.16">
            <text:p>0.16</text:p>
          </table:table-cell>
          <table:table-cell table:formula="of:=MEDIAN([.L2:.L4])" office:value-type="float" office:value="0.32">
            <text:p>0.32</text:p>
          </table:table-cell>
          <table:table-cell table:formula="of:=MEDIAN([.M2:.M4])" office:value-type="float" office:value="0.03">
            <text:p>0.03</text:p>
          </table:table-cell>
          <table:table-cell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14">
            <text:p>0.14</text:p>
          </table:table-cell>
          <table:table-cell office:value-type="float" office:value="0.32">
            <text:p>0.32</text:p>
          </table:table-cell>
          <table:table-cell office:value-type="float" office:value="0.05">
            <text:p>0.05</text:p>
          </table:table-cell>
          <table:table-cell table:number-columns-repeated="1011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16">
            <text:p>0.16</text:p>
          </table:table-cell>
          <table:table-cell office:value-type="float" office:value="0.42">
            <text:p>0.42</text:p>
          </table:table-cell>
          <table:table-cell office:value-type="float" office:value="0.03">
            <text:p>0.03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100.32">
            <text:p>100.32</text:p>
          </table:table-cell>
          <table:table-cell office:value-type="float" office:value="4.31">
            <text:p>4.31</text:p>
          </table:table-cell>
          <table:table-cell office:value-type="float" office:value="0.44">
            <text:p>0.44</text:p>
          </table:table-cell>
          <table:table-cell table:formula="of:=MEDIAN([.K5:.K7])" office:value-type="float" office:value="37.51">
            <text:p>37.51</text:p>
          </table:table-cell>
          <table:table-cell table:formula="of:=MEDIAN([.L5:.L7])" office:value-type="float" office:value="4.04">
            <text:p>4.04</text:p>
          </table:table-cell>
          <table:table-cell table:formula="of:=MEDIAN([.M5:.M7])" office:value-type="float" office:value="0.47">
            <text:p>0.47</text:p>
          </table:table-cell>
          <table:table-cell table:number-columns-repeated="1008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7.51">
            <text:p>37.51</text:p>
          </table:table-cell>
          <table:table-cell office:value-type="float" office:value="3.88">
            <text:p>3.88</text:p>
          </table:table-cell>
          <table:table-cell office:value-type="float" office:value="0.47">
            <text:p>0.47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1.59">
            <text:p>1.59</text:p>
          </table:table-cell>
          <table:table-cell office:value-type="float" office:value="4.04">
            <text:p>4.04</text:p>
          </table:table-cell>
          <table:table-cell office:value-type="float" office:value="0.49">
            <text:p>0.49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4455.76">
            <text:p>4,455.76</text:p>
          </table:table-cell>
          <table:table-cell office:value-type="float" office:value="58.51">
            <text:p>58.51</text:p>
          </table:table-cell>
          <table:table-cell office:value-type="float" office:value="5.02">
            <text:p>5.02</text:p>
          </table:table-cell>
          <table:table-cell table:formula="of:=MEDIAN([.K8:.K10])" office:value-type="float" office:value="4455.76">
            <text:p>4,455.76</text:p>
          </table:table-cell>
          <table:table-cell table:formula="of:=MEDIAN([.L8:.L10])" office:value-type="float" office:value="59.28">
            <text:p>59.28</text:p>
          </table:table-cell>
          <table:table-cell table:formula="of:=MEDIAN([.M8:.M10])" office:value-type="float" office:value="5.54">
            <text:p>5.54</text:p>
          </table:table-cell>
          <table:table-cell table:number-columns-repeated="1008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986.98">
            <text:p>3,986.98</text:p>
          </table:table-cell>
          <table:table-cell office:value-type="float" office:value="59.28">
            <text:p>59.28</text:p>
          </table:table-cell>
          <table:table-cell office:value-type="float" office:value="5.87">
            <text:p>5.87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4548.45">
            <text:p>4,548.45</text:p>
          </table:table-cell>
          <table:table-cell office:value-type="float" office:value="59.38">
            <text:p>59.38</text:p>
          </table:table-cell>
          <table:table-cell office:value-type="float" office:value="5.54">
            <text:p>5.54</text:p>
          </table:table-cell>
          <table:table-cell table:number-columns-repeated="1011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109296.5">
            <text:p>109,296.50</text:p>
          </table:table-cell>
          <table:table-cell office:value-type="float" office:value="957.45">
            <text:p>957.45</text:p>
          </table:table-cell>
          <table:table-cell office:value-type="float" office:value="68.85">
            <text:p>68.85</text:p>
          </table:table-cell>
          <table:table-cell table:formula="of:=MEDIAN([.K11:.K13])" office:value-type="float" office:value="109799.255">
            <text:p>109,799.26</text:p>
          </table:table-cell>
          <table:table-cell table:formula="of:=MEDIAN([.L11:.L13])" office:value-type="float" office:value="951.2">
            <text:p>951.20</text:p>
          </table:table-cell>
          <table:table-cell table:formula="of:=MEDIAN([.M11:.M13])" office:value-type="float" office:value="68.065">
            <text:p>68.07</text:p>
          </table:table-cell>
          <table:table-cell table:number-columns-repeated="1008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110302.01">
            <text:p>110,302.01</text:p>
          </table:table-cell>
          <table:table-cell office:value-type="float" office:value="944.95">
            <text:p>944.95</text:p>
          </table:table-cell>
          <table:table-cell office:value-type="float" office:value="67.28">
            <text:p>67.28</text:p>
          </table:table-cell>
          <table:table-cell table:number-columns-repeated="1011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4_iothrash" table:style-name="ta1">
        <table:table-column table:style-name="co23" table:default-cell-style-name="ce2"/>
        <table:table-column table:style-name="co2" table:default-cell-style-name="ce2"/>
        <table:table-column table:style-name="co19" table:default-cell-style-name="ce2"/>
        <table:table-column table:style-name="co24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9"/>
        <table:table-column table:style-name="co20" table:default-cell-style-name="ce9"/>
        <table:table-column table:style-name="co21" table:default-cell-style-name="ce9"/>
        <table:table-column table:style-name="co31" table:default-cell-style-name="ce9"/>
        <table:table-column table:style-name="co29" table:default-cell-style-name="ce9"/>
        <table:table-column table:style-name="co32" table:default-cell-style-name="ce9"/>
        <table:table-column table:style-name="co11" table:number-columns-repeated="1008" table:default-cell-style-name="Default"/>
        <table:table-row table:style-name="ro4">
          <table:table-cell table:style-name="ce7" office:value-type="string">
            <text:p>dbFileSIze</text:p>
          </table:table-cell>
          <table:table-cell table:style-name="ce7" office:value-type="string">
            <office:annotation draw:style-name="gr2" draw:text-style-name="P2" svg:width="1.1413in" svg:height="0.7059in" svg:x="2.0138in" svg:y="0in" draw:caption-point-x="-0.3366in" draw:caption-point-y="0.0039in">
              <dc:creator>KSB</dc:creator>
              <dc:date>2013-04-25T00:00:00</dc:date>
              <text:p text:style-name="P2"><text:span text:style-name="T1">999999999 means don't let journal file size stop benchmark</text:span></text:p>
            </office:annotation>
            <text:p>jnlFileSize</text:p>
          </table:table-cell>
          <table:table-cell table:style-name="ce7" office:value-type="string">
            <text:p>nProcs</text:p>
          </table:table-cell>
          <table:table-cell table:style-name="ce7" office:value-type="string">
            <text:p>blkSize</text:p>
          </table:table-cell>
          <table:table-cell table:style-name="ce7" office:value-type="string">
            <text:p>minWriteSize</text:p>
          </table:table-cell>
          <table:table-cell table:style-name="ce7" office:value-type="string">
            <text:p>nIo</text:p>
          </table:table-cell>
          <table:table-cell table:style-name="ce7" office:value-type="string">
            <office:annotation draw:style-name="gr3" draw:text-style-name="P2" svg:width="1.1413in" svg:height="0.5492in" svg:x="6.4583in" svg:y="0in" draw:caption-point-x="-0.9063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fsyncInterval</text:p>
          </table:table-cell>
          <table:table-cell table:style-name="ce6" office:value-type="string">
            <text:p>%reads</text:p>
          </table:table-cell>
          <table:table-cell table:style-name="ce6" office:value-type="string">
            <text:p>%ioUnderLock</text:p>
          </table:table-cell>
          <table:table-cell table:style-name="ce7" office:value-type="string">
            <office:annotation draw:style-name="gr3" draw:text-style-name="P2" svg:width="1.1413in" svg:height="0.5492in" svg:x="9.1248in" svg:y="0in" draw:caption-point-x="-0.7902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maxEpchWrites</text:p>
          </table:table-cell>
          <table:table-cell table:style-name="ce8" office:value-type="string">
            <text:p>elapsed</text:p>
          </table:table-cell>
          <table:table-cell table:style-name="ce8" office:value-type="string">
            <text:p>system</text:p>
          </table:table-cell>
          <table:table-cell table:style-name="ce8" office:value-type="string">
            <text:p>user</text:p>
          </table:table-cell>
          <table:table-cell table:style-name="ce10" office:value-type="string">
            <text:p>median elapsed</text:p>
          </table:table-cell>
          <table:table-cell table:style-name="ce10" office:value-type="string">
            <text:p>median system</text:p>
          </table:table-cell>
          <table:table-cell table:style-name="ce10" office:value-type="string">
            <text:p>median user</text:p>
          </table:table-cell>
          <table:table-cell table:style-name="ce6"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14">
            <text:p>0.14</text:p>
          </table:table-cell>
          <table:table-cell office:value-type="float" office:value="0.38">
            <text:p>0.38</text:p>
          </table:table-cell>
          <table:table-cell office:value-type="float" office:value="0.02">
            <text:p>0.02</text:p>
          </table:table-cell>
          <table:table-cell table:formula="of:=MEDIAN([.K2:.K4])" office:value-type="float" office:value="0.12">
            <text:p>0.12</text:p>
          </table:table-cell>
          <table:table-cell table:formula="of:=MEDIAN([.L2:.L4])" office:value-type="float" office:value="0.3">
            <text:p>0.30</text:p>
          </table:table-cell>
          <table:table-cell table:formula="of:=MEDIAN([.M2:.M4])" office:value-type="float" office:value="0.02">
            <text:p>0.02</text:p>
          </table:table-cell>
          <table:table-cell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12">
            <text:p>0.12</text:p>
          </table:table-cell>
          <table:table-cell office:value-type="float" office:value="0.3">
            <text:p>0.30</text:p>
          </table:table-cell>
          <table:table-cell office:value-type="float" office:value="0.04">
            <text:p>0.04</text:p>
          </table:table-cell>
          <table:table-cell table:number-columns-repeated="1011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11">
            <text:p>0.11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1.15">
            <text:p>1.15</text:p>
          </table:table-cell>
          <table:table-cell office:value-type="float" office:value="3.01">
            <text:p>3.01</text:p>
          </table:table-cell>
          <table:table-cell office:value-type="float" office:value="0.4">
            <text:p>0.40</text:p>
          </table:table-cell>
          <table:table-cell table:formula="of:=MEDIAN([.K5:.K7])" office:value-type="float" office:value="1.27">
            <text:p>1.27</text:p>
          </table:table-cell>
          <table:table-cell table:formula="of:=MEDIAN([.L5:.L7])" office:value-type="float" office:value="3.26">
            <text:p>3.26</text:p>
          </table:table-cell>
          <table:table-cell table:formula="of:=MEDIAN([.M5:.M7])" office:value-type="float" office:value="0.41">
            <text:p>0.41</text:p>
          </table:table-cell>
          <table:table-cell table:number-columns-repeated="1008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1.31">
            <text:p>1.31</text:p>
          </table:table-cell>
          <table:table-cell office:value-type="float" office:value="3.26">
            <text:p>3.26</text:p>
          </table:table-cell>
          <table:table-cell office:value-type="float" office:value="0.45">
            <text:p>0.45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1.27">
            <text:p>1.27</text:p>
          </table:table-cell>
          <table:table-cell office:value-type="float" office:value="3.46">
            <text:p>3.46</text:p>
          </table:table-cell>
          <table:table-cell office:value-type="float" office:value="0.41">
            <text:p>0.41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751.93">
            <text:p>751.93</text:p>
          </table:table-cell>
          <table:table-cell office:value-type="float" office:value="50.83">
            <text:p>50.83</text:p>
          </table:table-cell>
          <table:table-cell office:value-type="float" office:value="6.13">
            <text:p>6.13</text:p>
          </table:table-cell>
          <table:table-cell table:formula="of:=MEDIAN([.K8:.K10])" office:value-type="float" office:value="751.93">
            <text:p>751.93</text:p>
          </table:table-cell>
          <table:table-cell table:formula="of:=MEDIAN([.L8:.L10])" office:value-type="float" office:value="50.83">
            <text:p>50.83</text:p>
          </table:table-cell>
          <table:table-cell table:formula="of:=MEDIAN([.M8:.M10])" office:value-type="float" office:value="6.13">
            <text:p>6.13</text:p>
          </table:table-cell>
          <table:table-cell table:number-columns-repeated="1008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819.81">
            <text:p>819.81</text:p>
          </table:table-cell>
          <table:table-cell office:value-type="float" office:value="52.63">
            <text:p>52.63</text:p>
          </table:table-cell>
          <table:table-cell office:value-type="float" office:value="6.44">
            <text:p>6.44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664.53">
            <text:p>664.53</text:p>
          </table:table-cell>
          <table:table-cell office:value-type="float" office:value="50.2">
            <text:p>50.20</text:p>
          </table:table-cell>
          <table:table-cell office:value-type="float" office:value="5.94">
            <text:p>5.94</text:p>
          </table:table-cell>
          <table:table-cell table:number-columns-repeated="1011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1445.88">
            <text:p>31,445.88</text:p>
          </table:table-cell>
          <table:table-cell office:value-type="float" office:value="1199.27">
            <text:p>1,199.27</text:p>
          </table:table-cell>
          <table:table-cell office:value-type="float" office:value="130.29">
            <text:p>130.29</text:p>
          </table:table-cell>
          <table:table-cell table:formula="of:=MEDIAN([.K11:.K13])" office:value-type="float" office:value="32417.5">
            <text:p>32,417.50</text:p>
          </table:table-cell>
          <table:table-cell table:formula="of:=MEDIAN([.L11:.L13])" office:value-type="float" office:value="1204.97">
            <text:p>1,204.97</text:p>
          </table:table-cell>
          <table:table-cell table:formula="of:=MEDIAN([.M11:.M13])" office:value-type="float" office:value="130.29">
            <text:p>130.29</text:p>
          </table:table-cell>
          <table:table-cell table:number-columns-repeated="1008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2417.5">
            <text:p>32,417.50</text:p>
          </table:table-cell>
          <table:table-cell office:value-type="float" office:value="1204.97">
            <text:p>1,204.97</text:p>
          </table:table-cell>
          <table:table-cell office:value-type="float" office:value="128.88">
            <text:p>128.88</text:p>
          </table:table-cell>
          <table:table-cell table:number-columns-repeated="1011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2518.05">
            <text:p>32,518.05</text:p>
          </table:table-cell>
          <table:table-cell office:value-type="float" office:value="1207.34">
            <text:p>1,207.34</text:p>
          </table:table-cell>
          <table:table-cell office:value-type="float" office:value="130.47">
            <text:p>130.47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fs_iothrash" table:style-name="ta1">
        <table:table-column table:style-name="co23" table:default-cell-style-name="ce2"/>
        <table:table-column table:style-name="co2" table:default-cell-style-name="ce2"/>
        <table:table-column table:style-name="co19" table:default-cell-style-name="ce2"/>
        <table:table-column table:style-name="co24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9"/>
        <table:table-column table:style-name="co20" table:default-cell-style-name="ce9"/>
        <table:table-column table:style-name="co21" table:default-cell-style-name="ce9"/>
        <table:table-column table:style-name="co31" table:default-cell-style-name="ce9"/>
        <table:table-column table:style-name="co29" table:default-cell-style-name="ce9"/>
        <table:table-column table:style-name="co32" table:default-cell-style-name="ce9"/>
        <table:table-column table:style-name="co11" table:number-columns-repeated="1008" table:default-cell-style-name="Default"/>
        <table:table-row table:style-name="ro4">
          <table:table-cell table:style-name="ce7" office:value-type="string">
            <text:p>dbFileSIze</text:p>
          </table:table-cell>
          <table:table-cell table:style-name="ce7" office:value-type="string">
            <office:annotation draw:style-name="gr2" draw:text-style-name="P2" svg:width="1.1413in" svg:height="0.7059in" svg:x="2.0138in" svg:y="0in" draw:caption-point-x="-0.3366in" draw:caption-point-y="0.0039in">
              <dc:creator>KSB</dc:creator>
              <dc:date>2013-04-25T00:00:00</dc:date>
              <text:p text:style-name="P2"><text:span text:style-name="T1">999999999 means don't let journal file size stop benchmark</text:span></text:p>
            </office:annotation>
            <text:p>jnlFileSize</text:p>
          </table:table-cell>
          <table:table-cell table:style-name="ce7" office:value-type="string">
            <text:p>nProcs</text:p>
          </table:table-cell>
          <table:table-cell table:style-name="ce7" office:value-type="string">
            <text:p>blkSize</text:p>
          </table:table-cell>
          <table:table-cell table:style-name="ce7" office:value-type="string">
            <text:p>minWriteSize</text:p>
          </table:table-cell>
          <table:table-cell table:style-name="ce7" office:value-type="string">
            <text:p>nIo</text:p>
          </table:table-cell>
          <table:table-cell table:style-name="ce7" office:value-type="string">
            <office:annotation draw:style-name="gr3" draw:text-style-name="P2" svg:width="1.1413in" svg:height="0.5492in" svg:x="6.4583in" svg:y="0in" draw:caption-point-x="-0.9063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fsyncInterval</text:p>
          </table:table-cell>
          <table:table-cell table:style-name="ce6" office:value-type="string">
            <text:p>%reads</text:p>
          </table:table-cell>
          <table:table-cell table:style-name="ce6" office:value-type="string">
            <text:p>%ioUnderLock</text:p>
          </table:table-cell>
          <table:table-cell table:style-name="ce7" office:value-type="string">
            <office:annotation draw:style-name="gr3" draw:text-style-name="P2" svg:width="1.1413in" svg:height="0.5492in" svg:x="9.1248in" svg:y="0in" draw:caption-point-x="-0.7902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maxEpchWrites</text:p>
          </table:table-cell>
          <table:table-cell table:style-name="ce8" office:value-type="string">
            <text:p>elapsed</text:p>
          </table:table-cell>
          <table:table-cell table:style-name="ce8" office:value-type="string">
            <text:p>system</text:p>
          </table:table-cell>
          <table:table-cell table:style-name="ce8" office:value-type="string">
            <text:p>user</text:p>
          </table:table-cell>
          <table:table-cell table:style-name="ce10" office:value-type="string">
            <text:p>median elapsed</text:p>
          </table:table-cell>
          <table:table-cell table:style-name="ce10" office:value-type="string">
            <text:p>median system</text:p>
          </table:table-cell>
          <table:table-cell table:style-name="ce10" office:value-type="string">
            <text:p>median user</text:p>
          </table:table-cell>
          <table:table-cell table:style-name="ce6"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38">
            <text:p>0.38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table:formula="of:=MEDIAN([.K2:.K4])" office:value-type="float" office:value="0.1">
            <text:p>0.10</text:p>
          </table:table-cell>
          <table:table-cell table:formula="of:=MEDIAN([.L2:.L4])" office:value-type="float" office:value="0.24">
            <text:p>0.24</text:p>
          </table:table-cell>
          <table:table-cell table:formula="of:=MEDIAN([.M2:.M4])" office:value-type="float" office:value="0.04">
            <text:p>0.04</text:p>
          </table:table-cell>
          <table:table-cell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1">
            <text:p>0.10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table:number-columns-repeated="1011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09">
            <text:p>0.09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2.27">
            <text:p>2.27</text:p>
          </table:table-cell>
          <table:table-cell office:value-type="float" office:value="2.82">
            <text:p>2.82</text:p>
          </table:table-cell>
          <table:table-cell office:value-type="float" office:value="0.48">
            <text:p>0.48</text:p>
          </table:table-cell>
          <table:table-cell table:formula="of:=MEDIAN([.K5:.K7])" office:value-type="float" office:value="0.94">
            <text:p>0.94</text:p>
          </table:table-cell>
          <table:table-cell table:formula="of:=MEDIAN([.L5:.L7])" office:value-type="float" office:value="2.32">
            <text:p>2.32</text:p>
          </table:table-cell>
          <table:table-cell table:formula="of:=MEDIAN([.M5:.M7])" office:value-type="float" office:value="0.43">
            <text:p>0.43</text:p>
          </table:table-cell>
          <table:table-cell table:number-columns-repeated="1008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92">
            <text:p>0.92</text:p>
          </table:table-cell>
          <table:table-cell office:value-type="float" office:value="2.18">
            <text:p>2.18</text:p>
          </table:table-cell>
          <table:table-cell office:value-type="float" office:value="0.36">
            <text:p>0.36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94">
            <text:p>0.94</text:p>
          </table:table-cell>
          <table:table-cell office:value-type="float" office:value="2.32">
            <text:p>2.32</text:p>
          </table:table-cell>
          <table:table-cell office:value-type="float" office:value="0.43">
            <text:p>0.43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948.22">
            <text:p>948.22</text:p>
          </table:table-cell>
          <table:table-cell office:value-type="float" office:value="59.44">
            <text:p>59.44</text:p>
          </table:table-cell>
          <table:table-cell office:value-type="float" office:value="8.45">
            <text:p>8.45</text:p>
          </table:table-cell>
          <table:table-cell table:formula="of:=MEDIAN([.K8:.K10])" office:value-type="float" office:value="844.11">
            <text:p>844.11</text:p>
          </table:table-cell>
          <table:table-cell table:formula="of:=MEDIAN([.L8:.L10])" office:value-type="float" office:value="53.67">
            <text:p>53.67</text:p>
          </table:table-cell>
          <table:table-cell table:formula="of:=MEDIAN([.M8:.M10])" office:value-type="float" office:value="8.45">
            <text:p>8.45</text:p>
          </table:table-cell>
          <table:table-cell table:number-columns-repeated="1008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823.55">
            <text:p>823.55</text:p>
          </table:table-cell>
          <table:table-cell office:value-type="float" office:value="53.27">
            <text:p>53.27</text:p>
          </table:table-cell>
          <table:table-cell office:value-type="float" office:value="8.05">
            <text:p>8.05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844.11">
            <text:p>844.11</text:p>
          </table:table-cell>
          <table:table-cell office:value-type="float" office:value="53.67">
            <text:p>53.67</text:p>
          </table:table-cell>
          <table:table-cell office:value-type="float" office:value="8.62">
            <text:p>8.62</text:p>
          </table:table-cell>
          <table:table-cell table:number-columns-repeated="1011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0317.61">
            <text:p>30,317.61</text:p>
          </table:table-cell>
          <table:table-cell office:value-type="float" office:value="995.75">
            <text:p>995.75</text:p>
          </table:table-cell>
          <table:table-cell office:value-type="float" office:value="121.5">
            <text:p>121.50</text:p>
          </table:table-cell>
          <table:table-cell table:formula="of:=MEDIAN([.K11:.K13])" office:value-type="float" office:value="30317.61">
            <text:p>30,317.61</text:p>
          </table:table-cell>
          <table:table-cell table:formula="of:=MEDIAN([.L11:.L13])" office:value-type="float" office:value="995.75">
            <text:p>995.75</text:p>
          </table:table-cell>
          <table:table-cell table:formula="of:=MEDIAN([.M11:.M13])" office:value-type="float" office:value="121.5">
            <text:p>121.50</text:p>
          </table:table-cell>
          <table:table-cell table:number-columns-repeated="1008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table:number-columns-repeated="1014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fs_iothrash" table:style-name="ta1">
        <table:table-column table:style-name="co23" table:default-cell-style-name="ce2"/>
        <table:table-column table:style-name="co2" table:default-cell-style-name="ce2"/>
        <table:table-column table:style-name="co19" table:default-cell-style-name="ce2"/>
        <table:table-column table:style-name="co24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9"/>
        <table:table-column table:style-name="co20" table:default-cell-style-name="ce9"/>
        <table:table-column table:style-name="co21" table:default-cell-style-name="ce9"/>
        <table:table-column table:style-name="co31" table:default-cell-style-name="ce9"/>
        <table:table-column table:style-name="co29" table:default-cell-style-name="ce9"/>
        <table:table-column table:style-name="co32" table:default-cell-style-name="ce9"/>
        <table:table-column table:style-name="co11" table:number-columns-repeated="1008" table:default-cell-style-name="Default"/>
        <table:table-row table:style-name="ro4">
          <table:table-cell table:style-name="ce7" office:value-type="string">
            <text:p>dbFileSIze</text:p>
          </table:table-cell>
          <table:table-cell table:style-name="ce7" office:value-type="string">
            <office:annotation draw:style-name="gr2" draw:text-style-name="P2" svg:width="1.1413in" svg:height="0.7059in" svg:x="2.0138in" svg:y="0in" draw:caption-point-x="-0.3366in" draw:caption-point-y="0.0039in">
              <dc:creator>KSB</dc:creator>
              <dc:date>2013-04-25T00:00:00</dc:date>
              <text:p text:style-name="P2"><text:span text:style-name="T1">999999999 means don't let journal file size stop benchmark</text:span></text:p>
            </office:annotation>
            <text:p>jnlFileSize</text:p>
          </table:table-cell>
          <table:table-cell table:style-name="ce7" office:value-type="string">
            <text:p>nProcs</text:p>
          </table:table-cell>
          <table:table-cell table:style-name="ce7" office:value-type="string">
            <text:p>blkSize</text:p>
          </table:table-cell>
          <table:table-cell table:style-name="ce7" office:value-type="string">
            <text:p>minWriteSize</text:p>
          </table:table-cell>
          <table:table-cell table:style-name="ce7" office:value-type="string">
            <text:p>nIo</text:p>
          </table:table-cell>
          <table:table-cell table:style-name="ce7" office:value-type="string">
            <office:annotation draw:style-name="gr3" draw:text-style-name="P2" svg:width="1.1413in" svg:height="0.5492in" svg:x="6.4583in" svg:y="0in" draw:caption-point-x="-0.9063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fsyncInterval</text:p>
          </table:table-cell>
          <table:table-cell table:style-name="ce6" office:value-type="string">
            <text:p>%reads</text:p>
          </table:table-cell>
          <table:table-cell table:style-name="ce6" office:value-type="string">
            <text:p>%ioUnderLock</text:p>
          </table:table-cell>
          <table:table-cell table:style-name="ce7" office:value-type="string">
            <office:annotation draw:style-name="gr3" draw:text-style-name="P2" svg:width="1.1413in" svg:height="0.5492in" svg:x="9.1248in" svg:y="0in" draw:caption-point-x="-0.7902in" draw:caption-point-y="0.0039in">
              <dc:creator>KSB</dc:creator>
              <dc:date>2013-04-25T00:00:00</dc:date>
              <text:p text:style-name="P2"><text:span text:style-name="T1">999999999 approximates infinity</text:span></text:p>
            </office:annotation>
            <text:p>maxEpchWrites</text:p>
          </table:table-cell>
          <table:table-cell table:style-name="ce8" office:value-type="string">
            <text:p>elapsed</text:p>
          </table:table-cell>
          <table:table-cell table:style-name="ce8" office:value-type="string">
            <text:p>system</text:p>
          </table:table-cell>
          <table:table-cell table:style-name="ce8" office:value-type="string">
            <text:p>user</text:p>
          </table:table-cell>
          <table:table-cell table:style-name="ce10" office:value-type="string">
            <text:p>median elapsed</text:p>
          </table:table-cell>
          <table:table-cell table:style-name="ce10" office:value-type="string">
            <text:p>median system</text:p>
          </table:table-cell>
          <table:table-cell table:style-name="ce10" office:value-type="string">
            <text:p>median user</text:p>
          </table:table-cell>
          <table:table-cell table:style-name="ce6"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1.08">
            <text:p>1.08</text:p>
          </table:table-cell>
          <table:table-cell office:value-type="float" office:value="1.88">
            <text:p>1.88</text:p>
          </table:table-cell>
          <table:table-cell office:value-type="float" office:value="0.19">
            <text:p>0.19</text:p>
          </table:table-cell>
          <table:table-cell table:formula="of:=MEDIAN([.K2:.K4])" office:value-type="float" office:value="0.96">
            <text:p>0.96</text:p>
          </table:table-cell>
          <table:table-cell table:formula="of:=MEDIAN([.L2:.L4])" office:value-type="float" office:value="1.88">
            <text:p>1.88</text:p>
          </table:table-cell>
          <table:table-cell table:formula="of:=MEDIAN([.M2:.M4])" office:value-type="float" office:value="0.19">
            <text:p>0.19</text:p>
          </table:table-cell>
          <table:table-cell table:number-columns-repeated="1008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94">
            <text:p>0.94</text:p>
          </table:table-cell>
          <table:table-cell office:value-type="float" office:value="1.88">
            <text:p>1.88</text:p>
          </table:table-cell>
          <table:table-cell office:value-type="float" office:value="0.2">
            <text:p>0.20</text:p>
          </table:table-cell>
          <table:table-cell table:number-columns-repeated="1011"/>
        </table:table-row>
        <table:table-row table:style-name="ro2">
          <table:table-cell office:value-type="float" office:value="5000">
            <text:p>5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">
            <text:p>2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0.96">
            <text:p>0.96</text:p>
          </table:table-cell>
          <table:table-cell office:value-type="float" office:value="1.91">
            <text:p>1.91</text:p>
          </table:table-cell>
          <table:table-cell office:value-type="float" office:value="0.18">
            <text:p>0.18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9.94">
            <text:p>9.94</text:p>
          </table:table-cell>
          <table:table-cell office:value-type="float" office:value="18.69">
            <text:p>18.69</text:p>
          </table:table-cell>
          <table:table-cell office:value-type="float" office:value="2.05">
            <text:p>2.05</text:p>
          </table:table-cell>
          <table:table-cell table:formula="of:=MEDIAN([.K5:.K7])" office:value-type="float" office:value="9.55">
            <text:p>9.55</text:p>
          </table:table-cell>
          <table:table-cell table:formula="of:=MEDIAN([.L5:.L7])" office:value-type="float" office:value="18.78">
            <text:p>18.78</text:p>
          </table:table-cell>
          <table:table-cell table:formula="of:=MEDIAN([.M5:.M7])" office:value-type="float" office:value="2.16">
            <text:p>2.16</text:p>
          </table:table-cell>
          <table:table-cell table:number-columns-repeated="1008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9.48">
            <text:p>9.48</text:p>
          </table:table-cell>
          <table:table-cell office:value-type="float" office:value="18.78">
            <text:p>18.78</text:p>
          </table:table-cell>
          <table:table-cell office:value-type="float" office:value="2.16">
            <text:p>2.16</text:p>
          </table:table-cell>
          <table:table-cell table:number-columns-repeated="1011"/>
        </table:table-row>
        <table:table-row table:style-name="ro2">
          <table:table-cell office:value-type="float" office:value="50000">
            <text:p>5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">
            <text:p>2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9.55">
            <text:p>9.55</text:p>
          </table:table-cell>
          <table:table-cell office:value-type="float" office:value="18.85">
            <text:p>18.85</text:p>
          </table:table-cell>
          <table:table-cell office:value-type="float" office:value="2.25">
            <text:p>2.25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731.69">
            <text:p>731.69</text:p>
          </table:table-cell>
          <table:table-cell office:value-type="float" office:value="200.54">
            <text:p>200.54</text:p>
          </table:table-cell>
          <table:table-cell office:value-type="float" office:value="21.61">
            <text:p>21.61</text:p>
          </table:table-cell>
          <table:table-cell table:formula="of:=MEDIAN([.K8:.K10])" office:value-type="float" office:value="678.58">
            <text:p>678.58</text:p>
          </table:table-cell>
          <table:table-cell table:formula="of:=MEDIAN([.L8:.L10])" office:value-type="float" office:value="194.04">
            <text:p>194.04</text:p>
          </table:table-cell>
          <table:table-cell table:formula="of:=MEDIAN([.M8:.M10])" office:value-type="float" office:value="21.61">
            <text:p>21.61</text:p>
          </table:table-cell>
          <table:table-cell table:number-columns-repeated="1008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678.58">
            <text:p>678.58</text:p>
          </table:table-cell>
          <table:table-cell office:value-type="float" office:value="194.04">
            <text:p>194.04</text:p>
          </table:table-cell>
          <table:table-cell office:value-type="float" office:value="21.94">
            <text:p>21.94</text:p>
          </table:table-cell>
          <table:table-cell table:number-columns-repeated="1011"/>
        </table:table-row>
        <table:table-row table:style-name="ro2">
          <table:table-cell office:value-type="float" office:value="500000">
            <text:p>5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">
            <text:p>2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532.29">
            <text:p>532.29</text:p>
          </table:table-cell>
          <table:table-cell office:value-type="float" office:value="188.73">
            <text:p>188.73</text:p>
          </table:table-cell>
          <table:table-cell office:value-type="float" office:value="20.35">
            <text:p>20.35</text:p>
          </table:table-cell>
          <table:table-cell table:number-columns-repeated="1011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0348.06">
            <text:p>30,348.06</text:p>
          </table:table-cell>
          <table:table-cell office:value-type="float" office:value="2182.31">
            <text:p>2,182.31</text:p>
          </table:table-cell>
          <table:table-cell office:value-type="float" office:value="236.06">
            <text:p>236.06</text:p>
          </table:table-cell>
          <table:table-cell table:formula="of:=MEDIAN([.K11:.K13])" office:value-type="float" office:value="30915.41">
            <text:p>30,915.41</text:p>
          </table:table-cell>
          <table:table-cell table:formula="of:=MEDIAN([.L11:.L13])" office:value-type="float" office:value="2176.58">
            <text:p>2,176.58</text:p>
          </table:table-cell>
          <table:table-cell table:formula="of:=MEDIAN([.M11:.M13])" office:value-type="float" office:value="234.64">
            <text:p>234.64</text:p>
          </table:table-cell>
          <table:table-cell table:number-columns-repeated="1008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0915.41">
            <text:p>30,915.41</text:p>
          </table:table-cell>
          <table:table-cell office:value-type="float" office:value="2176.58">
            <text:p>2,176.58</text:p>
          </table:table-cell>
          <table:table-cell office:value-type="float" office:value="232.35">
            <text:p>232.35</text:p>
          </table:table-cell>
          <table:table-cell table:number-columns-repeated="1011"/>
        </table:table-row>
        <table:table-row table:style-name="ro2">
          <table:table-cell office:value-type="float" office:value="5000000">
            <text:p>5,000,000</text:p>
          </table:table-cell>
          <table:table-cell office:value-type="float" office:value="999999999">
            <text:p>999,999,999</text:p>
          </table:table-cell>
          <table:table-cell office:value-type="float" office:value="8">
            <text:p>8</text:p>
          </table:table-cell>
          <table:table-cell office:value-type="float" office:value="1024">
            <text:p>1,024</text:p>
          </table:table-cell>
          <table:table-cell office:value-type="float" office:value="0">
            <text:p>0</text:p>
          </table:table-cell>
          <table:table-cell office:value-type="float" office:value="20000000">
            <text:p>20,000,000</text:p>
          </table:table-cell>
          <table:table-cell office:value-type="float" office:value="999999999">
            <text:p>999,999,99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style-name="ce2" office:value-type="float" office:value="999999999">
            <text:p>999,999,999</text:p>
          </table:table-cell>
          <table:table-cell office:value-type="float" office:value="31146.79">
            <text:p>31,146.79</text:p>
          </table:table-cell>
          <table:table-cell office:value-type="float" office:value="2173.91">
            <text:p>2,173.91</text:p>
          </table:table-cell>
          <table:table-cell office:value-type="float" office:value="234.64">
            <text:p>234.64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conds_iothrash" table:style-name="ta1">
        <table:shapes>
          <draw:frame draw:z-index="0" draw:style-name="gr1" draw:text-style-name="P1" svg:width="6.2988in" svg:height="3.5429in" svg:x="4.6091in" svg:y="0.0394in">
            <draw:object draw:notify-on-update-of-ranges="seconds_iothrash.A2:seconds_iothrash.A5 seconds_iothrash.B1:seconds_iothrash.B1 seconds_iothrash.B2:seconds_iothrash.B5 seconds_iothrash.A2:seconds_iothrash.A5 seconds_iothrash.C1:seconds_iothrash.C1 seconds_iothrash.C2:seconds_iothrash.C5 seconds_iothrash.A2:seconds_iothrash.A5 seconds_iothrash.D1:seconds_iothrash.D1 seconds_iothrash.D2:seconds_iothrash.D5 seconds_iothrash.A2:seconds_iothrash.A5 seconds_iothrash.E1:seconds_iothrash.E1 seconds_iothrash.E2:seconds_iothrash.E5 seconds_iothrash.A2:seconds_iothrash.A5 seconds_iothrash.F1:seconds_iothrash.F1 seconds_iothrash.F2:seconds_iothrash.F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1" table:default-cell-style-name="ce2"/>
        <table:table-column table:style-name="co23" table:default-cell-style-name="ce9"/>
        <table:table-column table:style-name="co31" table:default-cell-style-name="ce9"/>
        <table:table-column table:style-name="co23" table:number-columns-repeated="3" table:default-cell-style-name="ce9"/>
        <table:table-column table:style-name="co11" table:number-columns-repeated="1018" table:default-cell-style-name="Default"/>
        <table:table-row table:style-name="ro3">
          <table:table-cell table:style-name="ce7" office:value-type="string">
            <text:p>nIo</text:p>
          </table:table-cell>
          <table:table-cell table:style-name="ce8" office:value-type="string">
            <text:p>btrfs</text:p>
          </table:table-cell>
          <table:table-cell table:style-name="ce8" office:value-type="string">
            <text:p>ext3</text:p>
          </table:table-cell>
          <table:table-cell table:style-name="ce8" office:value-type="string">
            <text:p>ext4</text:p>
          </table:table-cell>
          <table:table-cell table:style-name="ce8" office:value-type="string">
            <text:p>jfs</text:p>
          </table:table-cell>
          <table:table-cell table:style-name="ce8" office:value-type="string">
            <text:p>xfs</text:p>
          </table:table-cell>
          <table:table-cell table:style-name="ce6" table:number-columns-repeated="1018"/>
        </table:table-row>
        <table:table-row table:style-name="ro2">
          <table:table-cell office:value-type="float" office:value="20000">
            <text:p>20,000</text:p>
          </table:table-cell>
          <table:table-cell table:formula="of:=[$btrfs_iothrash.$N$2]" office:value-type="float" office:value="0.33">
            <text:p>0.33</text:p>
          </table:table-cell>
          <table:table-cell table:style-name="ce11" table:formula="of:=[$ext3_iothrash.$N$2]" office:value-type="float" office:value="0.16">
            <text:p>0.16</text:p>
          </table:table-cell>
          <table:table-cell table:formula="of:=[$ext4_iothrash.$N$2]" office:value-type="float" office:value="0.12">
            <text:p>0.12</text:p>
          </table:table-cell>
          <table:table-cell table:formula="of:=[$jfs_iothrash.$N$2]" office:value-type="float" office:value="0.1">
            <text:p>0.10</text:p>
          </table:table-cell>
          <table:table-cell table:formula="of:=[$xfs_iothrash.$N$2]" office:value-type="float" office:value="0.96">
            <text:p>0.96</text:p>
          </table:table-cell>
          <table:table-cell table:number-columns-repeated="1018"/>
        </table:table-row>
        <table:table-row table:style-name="ro2">
          <table:table-cell office:value-type="float" office:value="200000">
            <text:p>200,000</text:p>
          </table:table-cell>
          <table:table-cell table:formula="of:=[$btrfs_iothrash.$N$5]" office:value-type="float" office:value="3.09">
            <text:p>3.09</text:p>
          </table:table-cell>
          <table:table-cell table:formula="of:=[$ext3_iothrash.$N$5]" office:value-type="float" office:value="37.51">
            <text:p>37.51</text:p>
          </table:table-cell>
          <table:table-cell table:formula="of:=[$ext4_iothrash.$N$5]" office:value-type="float" office:value="1.27">
            <text:p>1.27</text:p>
          </table:table-cell>
          <table:table-cell table:formula="of:=[$jfs_iothrash.$N$5]" office:value-type="float" office:value="0.94">
            <text:p>0.94</text:p>
          </table:table-cell>
          <table:table-cell table:formula="of:=[$xfs_iothrash.$N$5]" office:value-type="float" office:value="9.55">
            <text:p>9.55</text:p>
          </table:table-cell>
          <table:table-cell table:number-columns-repeated="1018"/>
        </table:table-row>
        <table:table-row table:style-name="ro2">
          <table:table-cell office:value-type="float" office:value="2000000">
            <text:p>2,000,000</text:p>
          </table:table-cell>
          <table:table-cell table:formula="of:=[$btrfs_iothrash.$N$8]" office:value-type="float" office:value="359.15">
            <text:p>359.15</text:p>
          </table:table-cell>
          <table:table-cell table:formula="of:=[$ext3_iothrash.$N$8]" office:value-type="float" office:value="4455.76">
            <text:p>4,455.76</text:p>
          </table:table-cell>
          <table:table-cell table:formula="of:=[$ext4_iothrash.$N$8]" office:value-type="float" office:value="751.93">
            <text:p>751.93</text:p>
          </table:table-cell>
          <table:table-cell table:formula="of:=[$jfs_iothrash.$N$8]" office:value-type="float" office:value="844.11">
            <text:p>844.11</text:p>
          </table:table-cell>
          <table:table-cell table:formula="of:=[$xfs_iothrash.$N$8]" office:value-type="float" office:value="678.58">
            <text:p>678.58</text:p>
          </table:table-cell>
          <table:table-cell table:number-columns-repeated="1018"/>
        </table:table-row>
        <table:table-row table:style-name="ro2">
          <table:table-cell office:value-type="float" office:value="20000000">
            <text:p>20,000,000</text:p>
          </table:table-cell>
          <table:table-cell table:formula="of:=[$btrfs_iothrash.$N$11]" office:value-type="float" office:value="72919.42">
            <text:p>72,919.42</text:p>
          </table:table-cell>
          <table:table-cell table:formula="of:=[$ext3_iothrash.$N$11]" office:value-type="float" office:value="109799.255">
            <text:p>109,799.26</text:p>
          </table:table-cell>
          <table:table-cell table:formula="of:=[$ext4_iothrash.$N$11]" office:value-type="float" office:value="32417.5">
            <text:p>32,417.50</text:p>
          </table:table-cell>
          <table:table-cell table:formula="of:=[$jfs_iothrash.$N$11]" office:value-type="float" office:value="30317.61">
            <text:p>30,317.61</text:p>
          </table:table-cell>
          <table:table-cell table:formula="of:=[$xfs_iothrash.$N$11]" office:value-type="float" office:value="30915.41">
            <text:p>30,915.41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trfs_100000000_seconds" table:base-cell-address="$'btrfs_3n+1'.$L$5" table:cell-range-address="$'btrfs_3n+1'.$L$11"/>
        <table:named-range table:name="btrfs_10000000_seconds" table:base-cell-address="$'btrfs_3n+1'.$L$5" table:cell-range-address="$'btrfs_3n+1'.$L$11"/>
        <table:named-range table:name="btrfs_1000000_seconds" table:base-cell-address="$'btrfs_3n+1'.$L$5" table:cell-range-address="$'btrfs_3n+1'.$L$8"/>
        <table:named-range table:name="btrfs_100000_seconds" table:base-cell-address="$'btrfs_3n+1'.$L$2" table:cell-range-address="$'btrfs_3n+1'.$L$2"/>
      </table:named-expressions>
      <table:database-ranges>
        <table:database-range table:name="__Anonymous_Sheet_DB__0" table:target-range-address="'btrfs_3n+1'.A1:'btrfs_3n+1'.K13">
          <table:sort>
            <table:sort-by table:field-number="1" table:data-type="automatic"/>
            <table:sort-by table:field-number="6" table:data-type="automatic"/>
          </table:sort>
        </table:database-range>
        <table:database-range table:name="__Anonymous_Sheet_DB__1" table:target-range-address="'ext2_3n+1'.A1:'ext2_3n+1'.K23">
          <table:sort>
            <table:sort-by table:field-number="1" table:data-type="automatic"/>
            <table:sort-by table:field-number="6" table:data-type="automatic"/>
          </table:sort>
        </table:database-range>
        <table:database-range table:name="__Anonymous_Sheet_DB__2" table:target-range-address="'ext3_3n+1'.A1:'ext3_3n+1'.K13">
          <table:sort>
            <table:sort-by table:field-number="1" table:data-type="automatic"/>
            <table:sort-by table:field-number="6" table:data-type="automatic"/>
          </table:sort>
        </table:database-range>
        <table:database-range table:name="__Anonymous_Sheet_DB__3" table:target-range-address="'ext4_3n+1'.A1:'ext4_3n+1'.K13">
          <table:sort>
            <table:sort-by table:field-number="1" table:data-type="automatic"/>
            <table:sort-by table:field-number="6" table:data-type="automatic"/>
          </table:sort>
        </table:database-range>
        <table:database-range table:name="__Anonymous_Sheet_DB__4" table:target-range-address="'jfs_3n+1'.A1:'jfs_3n+1'.K25">
          <table:sort>
            <table:sort-by table:field-number="1" table:data-type="automatic"/>
            <table:sort-by table:field-number="6" table:data-type="automatic"/>
          </table:sort>
        </table:database-range>
        <table:database-range table:name="__Anonymous_Sheet_DB__5" table:target-range-address="'xfs_3n+1'.A1:'xfs_3n+1'.K25">
          <table:sort>
            <table:sort-by table:field-number="1" table:data-type="automatic"/>
            <table:sort-by table:field-number="6" table:data-type="automatic"/>
          </table:sort>
        </table:database-range>
        <table:database-range table:name="__Anonymous_Sheet_DB__9" table:target-range-address="btrfs_iothrash.A1:btrfs_iothrash.J13">
          <table:sort>
            <table:sort-by table:field-number="0" table:data-type="automatic"/>
          </table:sort>
        </table:database-range>
        <table:database-range table:name="__Anonymous_Sheet_DB__10" table:target-range-address="ext3_iothrash.A1:ext3_iothrash.J13">
          <table:sort>
            <table:sort-by table:field-number="0" table:data-type="automatic"/>
          </table:sort>
        </table:database-range>
        <table:database-range table:name="__Anonymous_Sheet_DB__11" table:target-range-address="ext4_iothrash.A1:ext4_iothrash.J13">
          <table:sort>
            <table:sort-by table:field-number="0" table:data-type="automatic"/>
          </table:sort>
        </table:database-range>
        <table:database-range table:name="__Anonymous_Sheet_DB__12" table:target-range-address="jfs_iothrash.A1:jfs_iothrash.J13">
          <table:sort>
            <table:sort-by table:field-number="0" table:data-type="automatic"/>
          </table:sort>
        </table:database-range>
        <table:database-range table:name="__Anonymous_Sheet_DB__13" table:target-range-address="xfs_iothrash.A1:xfs_iothrash.J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 number:grouping="true"/>
    </number:number-style>
    <style:style style:name="Default" style:family="table-cell">
      <style:text-properties style:font-name="Ubuntu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 style:data-style-name="N2" text:time-value="0000-00-00T10:42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.S. Bhaskar</meta:initial-creator>
    <meta:creation-date>2013-04-23T16:47:00</meta:creation-date>
    <dc:date>2013-05-12T15:52:56</dc:date>
    <dc:creator>K.S. Bhaskar</dc:creator>
    <meta:editing-duration>PT3H2M41S</meta:editing-duration>
    <meta:editing-cycles>30</meta:editing-cycles>
    <meta:generator>LibreOffice/4.0.2.2$Linux_X86_64 LibreOffice_project/400m0$Build-2</meta:generator>
    <meta:document-statistic meta:table-count="15" meta:cell-count="43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true" chart:reverse-direction="false" text:line-break="fals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tick-marks-major-inner="true" chart:tick-marks-major-outer="true" chart:logarithmic="true" chart:maximum="50000" chart:reverse-direction="false" text:line-break="fals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nux Biolinum O'" style:font-style-name="Regular" fo:font-size="9pt" style:font-size-asian="9pt" style:font-size-complex="9pt"/>
    </style:style>
    <style:style style:name="ch9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29cm" svg:height="8.964cm" xlink:href=".." xlink:type="simple" chart:class="chart:scatter" chart:style-name="ch1">
        <chart:legend chart:legend-position="end" svg:x="10.903cm" svg:y="3.179cm" style:legend-expansion="high" chart:style-name="ch2"/>
        <chart:plot-area chart:style-name="ch3" table:cell-range-address="'Seconds_3n+1'.A2:'Seconds_3n+1'.B5 'Seconds_3n+1'.B1:'Seconds_3n+1'.B1 'Seconds_3n+1'.D1:'Seconds_3n+1'.G5" chart:data-source-has-labels="row" svg:x="1.276cm" svg:y="0.851cm" svg:width="9.111cm" svg:height="6.946cm">
          <chartooo:coordinate-region svg:x="2.421cm" svg:y="1.052cm" svg:width="7.153cm" svg:height="6.095cm"/>
          <chart:axis chart:dimension="x" chart:name="primary-x" chart:style-name="ch4">
            <chart:title svg:x="5.033cm" svg:y="7.977cm" chart:style-name="ch5">
              <text:p>Range End</text:p>
            </chart:title>
            <chart:grid chart:style-name="ch6" chart:class="major"/>
          </chart:axis>
          <chart:axis chart:dimension="y" chart:name="primary-y" chart:style-name="ch7">
            <chart:title svg:x="0.451cm" svg:y="5.51cm" chart:style-name="ch8">
              <text:p>Elapsed Seconds</text:p>
            </chart:title>
            <chart:grid chart:style-name="ch6" chart:class="major"/>
          </chart:axis>
          <chart:series chart:style-name="ch9" chart:values-cell-range-address="'Seconds_3n+1'.B2:'Seconds_3n+1'.B5" chart:label-cell-address="'Seconds_3n+1'.B1:'Seconds_3n+1'.B1" chart:class="chart:scatter">
            <chart:domain table:cell-range-address="'Seconds_3n+1'.A2:'Seconds_3n+1'.A5"/>
            <chart:data-point chart:repeated="4"/>
          </chart:series>
          <chart:series chart:style-name="ch10" chart:values-cell-range-address="'Seconds_3n+1'.D2:'Seconds_3n+1'.D5" chart:label-cell-address="'Seconds_3n+1'.D1:'Seconds_3n+1'.D1" chart:class="chart:scatter">
            <chart:data-point chart:repeated="4"/>
          </chart:series>
          <chart:series chart:style-name="ch11" chart:values-cell-range-address="'Seconds_3n+1'.E2:'Seconds_3n+1'.E5" chart:label-cell-address="'Seconds_3n+1'.E1:'Seconds_3n+1'.E1" chart:class="chart:scatter">
            <chart:data-point chart:repeated="4"/>
          </chart:series>
          <chart:series chart:style-name="ch12" chart:values-cell-range-address="'Seconds_3n+1'.F2:'Seconds_3n+1'.F5" chart:label-cell-address="'Seconds_3n+1'.F1:'Seconds_3n+1'.F1" chart:class="chart:scatter">
            <chart:data-point chart:repeated="4"/>
          </chart:series>
          <chart:series chart:style-name="ch13" chart:values-cell-range-address="'Seconds_3n+1'.G2:'Seconds_3n+1'.G5" chart:label-cell-address="'Seconds_3n+1'.G1:'Seconds_3n+1'.G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trfs</text:p>
                <draw:g>
                  <svg:desc>'Seconds_3n+1'.B1:'Seconds_3n+1'.B1</svg:desc>
                </draw:g>
              </table:table-cell>
              <table:table-cell office:value-type="string">
                <text:p>ext3</text:p>
                <draw:g>
                  <svg:desc>'Seconds_3n+1'.D1:'Seconds_3n+1'.D1</svg:desc>
                </draw:g>
              </table:table-cell>
              <table:table-cell office:value-type="string">
                <text:p>ext4</text:p>
                <draw:g>
                  <svg:desc>'Seconds_3n+1'.E1:'Seconds_3n+1'.E1</svg:desc>
                </draw:g>
              </table:table-cell>
              <table:table-cell office:value-type="string">
                <text:p>jfs</text:p>
                <draw:g>
                  <svg:desc>'Seconds_3n+1'.F1:'Seconds_3n+1'.F1</svg:desc>
                </draw:g>
              </table:table-cell>
              <table:table-cell office:value-type="string">
                <text:p>xfs</text:p>
                <draw:g>
                  <svg:desc>'Seconds_3n+1'.G1:'Seconds_3n+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'Seconds_3n+1'.A2:'Seconds_3n+1'.A5</svg:desc>
                </draw:g>
              </table:table-cell>
              <table:table-cell office:value-type="float" office:value="1">
                <text:p>1</text:p>
                <draw:g>
                  <svg:desc>'Seconds_3n+1'.B2:'Seconds_3n+1'.B5</svg:desc>
                </draw:g>
              </table:table-cell>
              <table:table-cell office:value-type="float" office:value="1">
                <text:p>1</text:p>
                <draw:g>
                  <svg:desc>'Seconds_3n+1'.D2:'Seconds_3n+1'.D5</svg:desc>
                </draw:g>
              </table:table-cell>
              <table:table-cell office:value-type="float" office:value="1">
                <text:p>1</text:p>
                <draw:g>
                  <svg:desc>'Seconds_3n+1'.E2:'Seconds_3n+1'.E5</svg:desc>
                </draw:g>
              </table:table-cell>
              <table:table-cell office:value-type="float" office:value="1">
                <text:p>1</text:p>
                <draw:g>
                  <svg:desc>'Seconds_3n+1'.F2:'Seconds_3n+1'.F5</svg:desc>
                </draw:g>
              </table:table-cell>
              <table:table-cell office:value-type="float" office:value="1">
                <text:p>1</text:p>
                <draw:g>
                  <svg:desc>'Seconds_3n+1'.G2:'Seconds_3n+1'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83">
                <text:p>83</text:p>
              </table:table-cell>
              <table:table-cell office:value-type="float" office:value="1620">
                <text:p>1620</text:p>
              </table:table-cell>
              <table:table-cell office:value-type="float" office:value="83">
                <text:p>83</text:p>
              </table:table-cell>
              <table:table-cell office:value-type="float" office:value="134.5">
                <text:p>134.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0">
                <text:p>100000000</text:p>
              </table:table-cell>
              <table:table-cell office:value-type="float" office:value="15114">
                <text:p>15114</text:p>
              </table:table-cell>
              <table:table-cell office:value-type="float" office:value="43354">
                <text:p>43354</text:p>
              </table:table-cell>
              <table:table-cell office:value-type="float" office:value="8695">
                <text:p>8695</text:p>
              </table:table-cell>
              <table:table-cell office:value-type="float" office:value="15149.5">
                <text:p>15149.5</text:p>
              </table:table-cell>
              <table:table-cell office:value-type="float" office:value="6438.5">
                <text:p>643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19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true" chart:minimum="20000" chart:maximum="25000000" chart:reverse-direction="false" text:line-break="fals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isplay-label="true" chart:logarithmic="true" chart:minimum="0.1" chart:maximum="110000" chart:reverse-direction="false" text:line-break="false" chart:link-data-style-to-source="fals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nux Biolinum O'" style:font-style-name="Regular" fo:font-size="9pt" style:font-size-asian="9pt" style:font-size-complex="9pt"/>
    </style:style>
    <style:style style:name="ch9" style:family="chart" style:data-style-name="N119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9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9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9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4cm" svg:y="3.197cm" style:legend-expansion="high" chart:style-name="ch2"/>
        <chart:plot-area chart:style-name="ch3" table:cell-range-address="seconds_iothrash.A2:seconds_iothrash.F5 seconds_iothrash.B1:seconds_iothrash.F1" chart:data-source-has-labels="row" svg:x="1.338cm" svg:y="0.855cm" svg:width="11.996cm" svg:height="6.977cm">
          <chartooo:coordinate-region svg:x="2.883cm" svg:y="1.017cm" svg:width="10.029cm" svg:height="6.165cm"/>
          <chart:axis chart:dimension="x" chart:name="primary-x" chart:style-name="ch4">
            <chart:title svg:x="6.267cm" svg:y="8.013cm" chart:style-name="ch5">
              <text:p>Number of IOs</text:p>
            </chart:title>
            <chart:grid chart:style-name="ch6" chart:class="major"/>
          </chart:axis>
          <chart:axis chart:dimension="y" chart:name="primary-y" chart:style-name="ch7">
            <chart:title svg:x="0.451cm" svg:y="5.529cm" chart:style-name="ch8">
              <text:p>Elapsed Seconds</text:p>
            </chart:title>
            <chart:grid chart:style-name="ch6" chart:class="major"/>
          </chart:axis>
          <chart:series chart:style-name="ch9" chart:values-cell-range-address="seconds_iothrash.B2:seconds_iothrash.B5" chart:label-cell-address="seconds_iothrash.B1:seconds_iothrash.B1" chart:class="chart:scatter">
            <chart:domain table:cell-range-address="seconds_iothrash.A2:seconds_iothrash.A5"/>
            <chart:data-point chart:repeated="4"/>
          </chart:series>
          <chart:series chart:style-name="ch10" chart:values-cell-range-address="seconds_iothrash.C2:seconds_iothrash.C5" chart:label-cell-address="seconds_iothrash.C1:seconds_iothrash.C1" chart:class="chart:scatter">
            <chart:data-point chart:repeated="4"/>
          </chart:series>
          <chart:series chart:style-name="ch11" chart:values-cell-range-address="seconds_iothrash.D2:seconds_iothrash.D5" chart:label-cell-address="seconds_iothrash.D1:seconds_iothrash.D1" chart:class="chart:scatter">
            <chart:data-point chart:repeated="4"/>
          </chart:series>
          <chart:series chart:style-name="ch12" chart:values-cell-range-address="seconds_iothrash.E2:seconds_iothrash.E5" chart:label-cell-address="seconds_iothrash.E1:seconds_iothrash.E1" chart:class="chart:scatter">
            <chart:data-point chart:repeated="4"/>
          </chart:series>
          <chart:series chart:style-name="ch13" chart:values-cell-range-address="seconds_iothrash.F2:seconds_iothrash.F5" chart:label-cell-address="seconds_iothrash.F1:seconds_iothrash.F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trfs</text:p>
                <draw:g>
                  <svg:desc>seconds_iothrash.B1:seconds_iothrash.B1</svg:desc>
                </draw:g>
              </table:table-cell>
              <table:table-cell office:value-type="string">
                <text:p>ext3</text:p>
                <draw:g>
                  <svg:desc>seconds_iothrash.C1:seconds_iothrash.C1</svg:desc>
                </draw:g>
              </table:table-cell>
              <table:table-cell office:value-type="string">
                <text:p>ext4</text:p>
                <draw:g>
                  <svg:desc>seconds_iothrash.D1:seconds_iothrash.D1</svg:desc>
                </draw:g>
              </table:table-cell>
              <table:table-cell office:value-type="string">
                <text:p>jfs</text:p>
                <draw:g>
                  <svg:desc>seconds_iothrash.E1:seconds_iothrash.E1</svg:desc>
                </draw:g>
              </table:table-cell>
              <table:table-cell office:value-type="string">
                <text:p>xfs</text:p>
                <draw:g>
                  <svg:desc>seconds_iothrash.F1:seconds_iothrash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seconds_iothrash.A2:seconds_iothrash.A5</svg:desc>
                </draw:g>
              </table:table-cell>
              <table:table-cell office:value-type="float" office:value="0.33">
                <text:p>0.33</text:p>
                <draw:g>
                  <svg:desc>seconds_iothrash.B2:seconds_iothrash.B5</svg:desc>
                </draw:g>
              </table:table-cell>
              <table:table-cell office:value-type="float" office:value="0.16">
                <text:p>0.16</text:p>
                <draw:g>
                  <svg:desc>seconds_iothrash.C2:seconds_iothrash.C5</svg:desc>
                </draw:g>
              </table:table-cell>
              <table:table-cell office:value-type="float" office:value="0.12">
                <text:p>0.12</text:p>
                <draw:g>
                  <svg:desc>seconds_iothrash.D2:seconds_iothrash.D5</svg:desc>
                </draw:g>
              </table:table-cell>
              <table:table-cell office:value-type="float" office:value="0.1">
                <text:p>0.1</text:p>
                <draw:g>
                  <svg:desc>seconds_iothrash.E2:seconds_iothrash.E5</svg:desc>
                </draw:g>
              </table:table-cell>
              <table:table-cell office:value-type="float" office:value="0.96">
                <text:p>0.96</text:p>
                <draw:g>
                  <svg:desc>seconds_iothrash.F2:seconds_iothrash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3.09">
                <text:p>3.09</text:p>
              </table:table-cell>
              <table:table-cell office:value-type="float" office:value="37.51">
                <text:p>37.51</text:p>
              </table:table-cell>
              <table:table-cell office:value-type="float" office:value="1.27">
                <text:p>1.27</text:p>
              </table:table-cell>
              <table:table-cell office:value-type="float" office:value="0.94">
                <text:p>0.94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0">
                <text:p>2000000</text:p>
              </table:table-cell>
              <table:table-cell office:value-type="float" office:value="359.15">
                <text:p>359.15</text:p>
              </table:table-cell>
              <table:table-cell office:value-type="float" office:value="4455.76">
                <text:p>4455.76</text:p>
              </table:table-cell>
              <table:table-cell office:value-type="float" office:value="751.93">
                <text:p>751.93</text:p>
              </table:table-cell>
              <table:table-cell office:value-type="float" office:value="844.11">
                <text:p>844.11</text:p>
              </table:table-cell>
              <table:table-cell office:value-type="float" office:value="678.58">
                <text:p>678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0">
                <text:p>20000000</text:p>
              </table:table-cell>
              <table:table-cell office:value-type="float" office:value="72919.42">
                <text:p>72919.42</text:p>
              </table:table-cell>
              <table:table-cell office:value-type="float" office:value="109799.255">
                <text:p>109799.255</text:p>
              </table:table-cell>
              <table:table-cell office:value-type="float" office:value="32417.5">
                <text:p>32417.5</text:p>
              </table:table-cell>
              <table:table-cell office:value-type="float" office:value="30317.61">
                <text:p>30317.61</text:p>
              </table:table-cell>
              <table:table-cell office:value-type="float" office:value="30915.41">
                <text:p>30915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true" chart:reverse-direction="false" text:line-break="fals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tick-marks-major-inner="true" chart:tick-marks-major-outer="true" chart:logarithmic="true" chart:minimum="7000" chart:maximum="800000" chart:reverse-direction="false" text:line-break="fals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nux Biolinum O'" style:font-style-name="Regular" fo:font-size="9pt" style:font-size-asian="9pt" style:font-size-complex="9pt"/>
    </style:style>
    <style:style style:name="ch9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29cm" svg:height="8.964cm" xlink:href=".." xlink:type="simple" chart:class="chart:scatter" chart:style-name="ch1">
        <chart:legend chart:legend-position="end" svg:x="10.903cm" svg:y="3.179cm" style:legend-expansion="high" chart:style-name="ch2"/>
        <chart:plot-area chart:style-name="ch3" table:cell-range-address="'Reads_3n+1'.A2:'Reads_3n+1'.B5 'Reads_3n+1'.B1:'Reads_3n+1'.B1 'Reads_3n+1'.D1:'Reads_3n+1'.G5" chart:data-source-has-labels="row" svg:x="1.276cm" svg:y="0.851cm" svg:width="9.111cm" svg:height="6.946cm">
          <chartooo:coordinate-region svg:x="2.586cm" svg:y="0.89cm" svg:width="6.989cm" svg:height="6.257cm"/>
          <chart:axis chart:dimension="x" chart:name="primary-x" chart:style-name="ch4">
            <chart:title svg:x="5.033cm" svg:y="7.977cm" chart:style-name="ch5">
              <text:p>Range End</text:p>
            </chart:title>
            <chart:grid chart:style-name="ch6" chart:class="major"/>
          </chart:axis>
          <chart:axis chart:dimension="y" chart:name="primary-y" chart:style-name="ch7">
            <chart:title svg:x="0.451cm" svg:y="5.31cm" chart:style-name="ch8">
              <text:p>Reads/second</text:p>
            </chart:title>
            <chart:grid chart:style-name="ch6" chart:class="major"/>
          </chart:axis>
          <chart:series chart:style-name="ch9" chart:values-cell-range-address="'Reads_3n+1'.B2:'Reads_3n+1'.B5" chart:label-cell-address="'Reads_3n+1'.B1:'Reads_3n+1'.B1" chart:class="chart:scatter">
            <chart:domain table:cell-range-address="'Reads_3n+1'.A2:'Reads_3n+1'.A5"/>
            <chart:data-point chart:repeated="4"/>
          </chart:series>
          <chart:series chart:style-name="ch10" chart:values-cell-range-address="'Reads_3n+1'.D2:'Reads_3n+1'.D5" chart:label-cell-address="'Reads_3n+1'.D1:'Reads_3n+1'.D1" chart:class="chart:scatter">
            <chart:data-point chart:repeated="4"/>
          </chart:series>
          <chart:series chart:style-name="ch11" chart:values-cell-range-address="'Reads_3n+1'.E2:'Reads_3n+1'.E5" chart:label-cell-address="'Reads_3n+1'.E1:'Reads_3n+1'.E1" chart:class="chart:scatter">
            <chart:data-point chart:repeated="4"/>
          </chart:series>
          <chart:series chart:style-name="ch12" chart:values-cell-range-address="'Reads_3n+1'.F2:'Reads_3n+1'.F5" chart:label-cell-address="'Reads_3n+1'.F1:'Reads_3n+1'.F1" chart:class="chart:scatter">
            <chart:data-point chart:repeated="4"/>
          </chart:series>
          <chart:series chart:style-name="ch13" chart:values-cell-range-address="'Reads_3n+1'.G2:'Reads_3n+1'.G5" chart:label-cell-address="'Reads_3n+1'.G1:'Reads_3n+1'.G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trfs</text:p>
                <draw:g>
                  <svg:desc>'Reads_3n+1'.B1:'Reads_3n+1'.B1</svg:desc>
                </draw:g>
              </table:table-cell>
              <table:table-cell office:value-type="string">
                <text:p>ext3</text:p>
                <draw:g>
                  <svg:desc>'Reads_3n+1'.D1:'Reads_3n+1'.D1</svg:desc>
                </draw:g>
              </table:table-cell>
              <table:table-cell office:value-type="string">
                <text:p>ext4</text:p>
                <draw:g>
                  <svg:desc>'Reads_3n+1'.E1:'Reads_3n+1'.E1</svg:desc>
                </draw:g>
              </table:table-cell>
              <table:table-cell office:value-type="string">
                <text:p>jfs</text:p>
                <draw:g>
                  <svg:desc>'Reads_3n+1'.F1:'Reads_3n+1'.F1</svg:desc>
                </draw:g>
              </table:table-cell>
              <table:table-cell office:value-type="string">
                <text:p>xfs</text:p>
                <draw:g>
                  <svg:desc>'Reads_3n+1'.G1:'Reads_3n+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'Reads_3n+1'.A2:'Reads_3n+1'.A5</svg:desc>
                </draw:g>
              </table:table-cell>
              <table:table-cell office:value-type="float" office:value="318011.5">
                <text:p>318011.5</text:p>
                <draw:g>
                  <svg:desc>'Reads_3n+1'.B2:'Reads_3n+1'.B5</svg:desc>
                </draw:g>
              </table:table-cell>
              <table:table-cell office:value-type="float" office:value="317718">
                <text:p>317718</text:p>
                <draw:g>
                  <svg:desc>'Reads_3n+1'.D2:'Reads_3n+1'.D5</svg:desc>
                </draw:g>
              </table:table-cell>
              <table:table-cell office:value-type="float" office:value="317837.5">
                <text:p>317837.5</text:p>
                <draw:g>
                  <svg:desc>'Reads_3n+1'.E2:'Reads_3n+1'.E5</svg:desc>
                </draw:g>
              </table:table-cell>
              <table:table-cell office:value-type="float" office:value="317712">
                <text:p>317712</text:p>
                <draw:g>
                  <svg:desc>'Reads_3n+1'.F2:'Reads_3n+1'.F5</svg:desc>
                </draw:g>
              </table:table-cell>
              <table:table-cell office:value-type="float" office:value="317776.5">
                <text:p>317776.5</text:p>
                <draw:g>
                  <svg:desc>'Reads_3n+1'.G2:'Reads_3n+1'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792516">
                <text:p>792516</text:p>
              </table:table-cell>
              <table:table-cell office:value-type="float" office:value="633988">
                <text:p>633988</text:p>
              </table:table-cell>
              <table:table-cell office:value-type="float" office:value="634027">
                <text:p>634027</text:p>
              </table:table-cell>
              <table:table-cell office:value-type="float" office:value="633972">
                <text:p>633972</text:p>
              </table:table-cell>
              <table:table-cell office:value-type="float" office:value="634015.5">
                <text:p>6340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382329">
                <text:p>382329</text:p>
              </table:table-cell>
              <table:table-cell office:value-type="float" office:value="19589">
                <text:p>19589</text:p>
              </table:table-cell>
              <table:table-cell office:value-type="float" office:value="382323">
                <text:p>382323</text:p>
              </table:table-cell>
              <table:table-cell office:value-type="float" office:value="236492.5">
                <text:p>236492.5</text:p>
              </table:table-cell>
              <table:table-cell office:value-type="float" office:value="377783">
                <text:p>377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0">
                <text:p>100000000</text:p>
              </table:table-cell>
              <table:table-cell office:value-type="float" office:value="20993">
                <text:p>20993</text:p>
              </table:table-cell>
              <table:table-cell office:value-type="float" office:value="7319">
                <text:p>7319</text:p>
              </table:table-cell>
              <table:table-cell office:value-type="float" office:value="36492">
                <text:p>36492</text:p>
              </table:table-cell>
              <table:table-cell office:value-type="float" office:value="20949">
                <text:p>20949</text:p>
              </table:table-cell>
              <table:table-cell office:value-type="float" office:value="49287">
                <text:p>49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inux Biolinum O'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true" chart:reverse-direction="false" text:line-break="fals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Linux Biolinum O'" style:font-style-name="Regular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tick-marks-major-inner="true" chart:tick-marks-major-outer="true" chart:logarithmic="true" chart:minimum="5000" chart:maximum="600000" chart:reverse-direction="false" text:line-break="false" chart:axis-position="0"/>
      <style:graphic-properties svg:stroke-color="#b3b3b3"/>
      <style:text-properties fo:font-family="'Linux Biolinum O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Linux Biolinum O'" style:font-style-name="Regular" fo:font-size="9pt" style:font-size-asian="9pt" style:font-size-complex="9pt"/>
    </style:style>
    <style:style style:name="ch9" style:family="chart" style:data-style-name="N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929cm" svg:height="8.964cm" xlink:href=".." xlink:type="simple" chart:class="chart:scatter" chart:style-name="ch1">
        <chart:legend chart:legend-position="end" svg:x="10.903cm" svg:y="3.179cm" style:legend-expansion="high" chart:style-name="ch2"/>
        <chart:plot-area chart:style-name="ch3" table:cell-range-address="'Updates_3n+1'.A2:'Updates_3n+1'.B5 'Updates_3n+1'.B1:'Updates_3n+1'.B1 'Updates_3n+1'.D1:'Updates_3n+1'.G5" chart:data-source-has-labels="row" svg:x="1.276cm" svg:y="0.851cm" svg:width="9.111cm" svg:height="6.946cm">
          <chartooo:coordinate-region svg:x="2.586cm" svg:y="0.851cm" svg:width="6.989cm" svg:height="6.297cm"/>
          <chart:axis chart:dimension="x" chart:name="primary-x" chart:style-name="ch4">
            <chart:title svg:x="5.033cm" svg:y="7.977cm" chart:style-name="ch5">
              <text:p>Range End</text:p>
            </chart:title>
            <chart:grid chart:style-name="ch6" chart:class="major"/>
          </chart:axis>
          <chart:axis chart:dimension="y" chart:name="primary-y" chart:style-name="ch7">
            <chart:title svg:x="0.451cm" svg:y="5.475cm" chart:style-name="ch8">
              <text:p>Updates/second</text:p>
            </chart:title>
            <chart:grid chart:style-name="ch6" chart:class="major"/>
          </chart:axis>
          <chart:series chart:style-name="ch9" chart:values-cell-range-address="'Updates_3n+1'.B2:'Updates_3n+1'.B5" chart:label-cell-address="'Updates_3n+1'.B1:'Updates_3n+1'.B1" chart:class="chart:scatter">
            <chart:domain table:cell-range-address="'Updates_3n+1'.A2:'Updates_3n+1'.A5"/>
            <chart:data-point chart:repeated="4"/>
          </chart:series>
          <chart:series chart:style-name="ch10" chart:values-cell-range-address="'Updates_3n+1'.D2:'Updates_3n+1'.D5" chart:label-cell-address="'Updates_3n+1'.D1:'Updates_3n+1'.D1" chart:class="chart:scatter">
            <chart:data-point chart:repeated="4"/>
          </chart:series>
          <chart:series chart:style-name="ch11" chart:values-cell-range-address="'Updates_3n+1'.E2:'Updates_3n+1'.E5" chart:label-cell-address="'Updates_3n+1'.E1:'Updates_3n+1'.E1" chart:class="chart:scatter">
            <chart:data-point chart:repeated="4"/>
          </chart:series>
          <chart:series chart:style-name="ch12" chart:values-cell-range-address="'Updates_3n+1'.F2:'Updates_3n+1'.F5" chart:label-cell-address="'Updates_3n+1'.F1:'Updates_3n+1'.F1" chart:class="chart:scatter">
            <chart:data-point chart:repeated="4"/>
          </chart:series>
          <chart:series chart:style-name="ch13" chart:values-cell-range-address="'Updates_3n+1'.G2:'Updates_3n+1'.G5" chart:label-cell-address="'Updates_3n+1'.G1:'Updates_3n+1'.G1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trfs</text:p>
                <draw:g>
                  <svg:desc>'Updates_3n+1'.B1:'Updates_3n+1'.B1</svg:desc>
                </draw:g>
              </table:table-cell>
              <table:table-cell office:value-type="string">
                <text:p>ext3</text:p>
                <draw:g>
                  <svg:desc>'Updates_3n+1'.D1:'Updates_3n+1'.D1</svg:desc>
                </draw:g>
              </table:table-cell>
              <table:table-cell office:value-type="string">
                <text:p>ext4</text:p>
                <draw:g>
                  <svg:desc>'Updates_3n+1'.E1:'Updates_3n+1'.E1</svg:desc>
                </draw:g>
              </table:table-cell>
              <table:table-cell office:value-type="string">
                <text:p>jfs</text:p>
                <draw:g>
                  <svg:desc>'Updates_3n+1'.F1:'Updates_3n+1'.F1</svg:desc>
                </draw:g>
              </table:table-cell>
              <table:table-cell office:value-type="string">
                <text:p>xfs</text:p>
                <draw:g>
                  <svg:desc>'Updates_3n+1'.G1:'Updates_3n+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'Updates_3n+1'.A2:'Updates_3n+1'.A5</svg:desc>
                </draw:g>
              </table:table-cell>
              <table:table-cell office:value-type="float" office:value="218011.5">
                <text:p>218011.5</text:p>
                <draw:g>
                  <svg:desc>'Updates_3n+1'.B2:'Updates_3n+1'.B5</svg:desc>
                </draw:g>
              </table:table-cell>
              <table:table-cell office:value-type="float" office:value="217718">
                <text:p>217718</text:p>
                <draw:g>
                  <svg:desc>'Updates_3n+1'.D2:'Updates_3n+1'.D5</svg:desc>
                </draw:g>
              </table:table-cell>
              <table:table-cell office:value-type="float" office:value="217837.5">
                <text:p>217837.5</text:p>
                <draw:g>
                  <svg:desc>'Updates_3n+1'.E2:'Updates_3n+1'.E5</svg:desc>
                </draw:g>
              </table:table-cell>
              <table:table-cell office:value-type="float" office:value="217712">
                <text:p>217712</text:p>
                <draw:g>
                  <svg:desc>'Updates_3n+1'.F2:'Updates_3n+1'.F5</svg:desc>
                </draw:g>
              </table:table-cell>
              <table:table-cell office:value-type="float" office:value="217776.5">
                <text:p>217776.5</text:p>
                <draw:g>
                  <svg:desc>'Updates_3n+1'.G2:'Updates_3n+1'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542516">
                <text:p>542516</text:p>
              </table:table-cell>
              <table:table-cell office:value-type="float" office:value="433988">
                <text:p>433988</text:p>
              </table:table-cell>
              <table:table-cell office:value-type="float" office:value="434027">
                <text:p>434027</text:p>
              </table:table-cell>
              <table:table-cell office:value-type="float" office:value="433972">
                <text:p>433972</text:p>
              </table:table-cell>
              <table:table-cell office:value-type="float" office:value="434015.5">
                <text:p>4340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261847">
                <text:p>261847</text:p>
              </table:table-cell>
              <table:table-cell office:value-type="float" office:value="13416">
                <text:p>13416</text:p>
              </table:table-cell>
              <table:table-cell office:value-type="float" office:value="261841">
                <text:p>261841</text:p>
              </table:table-cell>
              <table:table-cell office:value-type="float" office:value="161969">
                <text:p>161969</text:p>
              </table:table-cell>
              <table:table-cell office:value-type="float" office:value="258735.5">
                <text:p>25873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0">
                <text:p>100000000</text:p>
              </table:table-cell>
              <table:table-cell office:value-type="float" office:value="14377">
                <text:p>14377</text:p>
              </table:table-cell>
              <table:table-cell office:value-type="float" office:value="5012">
                <text:p>5012</text:p>
              </table:table-cell>
              <table:table-cell office:value-type="float" office:value="24991">
                <text:p>24991</text:p>
              </table:table-cell>
              <table:table-cell office:value-type="float" office:value="14347">
                <text:p>14347</text:p>
              </table:table-cell>
              <table:table-cell office:value-type="float" office:value="33753.5">
                <text:p>33753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